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4.304cm"/>
    </style:style>
    <style:style style:name="co4" style:family="table-column">
      <style:table-column-properties fo:break-before="auto" style:column-width="1.912cm"/>
    </style:style>
    <style:style style:name="co5" style:family="table-column">
      <style:table-column-properties fo:break-before="auto" style:column-width="2.208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3.507cm"/>
    </style:style>
    <style:style style:name="co9" style:family="table-column">
      <style:table-column-properties fo:break-before="auto" style:column-width="2.5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4.14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33a3a3"/>
    </style:style>
  </office:automatic-styles>
  <office:body>
    <office:spreadsheet>
      <table:table table:name="Individu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number-columns-repeated="1009" table:default-cell-style-name="Default"/>
        <table:table-row table:style-name="ro1">
          <table:table-cell table:style-name="ce1" office:value-type="string">
            <text:p>N° indiv.</text:p>
          </table:table-cell>
          <table:table-cell table:style-name="ce1" office:value-type="string">
            <text:p>Nom naissance</text:p>
          </table:table-cell>
          <table:table-cell table:style-name="ce1" office:value-type="string">
            <text:p>Nom usage</text:p>
          </table:table-cell>
          <table:table-cell table:style-name="ce1" office:value-type="string">
            <text:p>Prénoms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Sexe</text:p>
          </table:table-cell>
          <table:table-cell table:style-name="ce1" office:value-type="string">
            <text:p>Date naissance</text:p>
          </table:table-cell>
          <table:table-cell table:style-name="ce1" office:value-type="string">
            <text:p>Ville naissance</text:p>
          </table:table-cell>
          <table:table-cell table:style-name="ce1" office:value-type="string">
            <text:p>Situation familiale</text:p>
          </table:table-cell>
          <table:table-cell table:style-name="ce1" office:value-type="string">
            <text:p>Chef famille</text:p>
          </table:table-cell>
          <table:table-cell table:style-name="ce1" office:value-type="string">
            <text:p>Profession</text:p>
          </table:table-cell>
          <table:table-cell table:style-name="ce1" office:value-type="string">
            <text:p>Date arrivée</text:p>
          </table:table-cell>
          <table:table-cell table:style-name="ce1" office:value-type="string">
            <text:p>Id famill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Adresse</text:p>
          </table:table-cell>
          <table:table-cell table:style-name="ce3" table:number-columns-repeated="1009"/>
        </table:table-row>
        <table:table-row table:style-name="ro2">
          <table:table-cell table:style-name="ce2" office:value-type="string">
            <text:p><text:span text:style-name="T1">15927</text:span></text:p>
          </table:table-cell>
          <table:table-cell office:value-type="string">
            <text:p>VAZON</text:p>
          </table:table-cell>
          <table:table-cell office:value-type="string">
            <text:p>VAZON</text:p>
          </table:table-cell>
          <table:table-cell office:value-type="string">
            <text:p>Je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8/1932</text:p>
          </table:table-cell>
          <table:table-cell office:value-type="string">
            <text:p>La Tronch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5/09/2004</text:p>
          </table:table-cell>
          <table:table-cell office:value-type="string">
            <text:p>3876</text:p>
          </table:table-cell>
          <table:table-cell office:value-type="string">
            <text:p/>
          </table:table-cell>
          <table:table-cell office:value-type="string">
            <text:p>195 Chemin de l'Achar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83</text:span></text:p>
          </table:table-cell>
          <table:table-cell office:value-type="string">
            <text:p>MARTINEZ</text:p>
          </table:table-cell>
          <table:table-cell office:value-type="string">
            <text:p>MARTINEZ</text:p>
          </table:table-cell>
          <table:table-cell office:value-type="string">
            <text:p>Lucie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2/07/1937</text:p>
          </table:table-cell>
          <table:table-cell office:value-type="string">
            <text:p>Gap (Hautes-Alp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88</text:p>
          </table:table-cell>
          <table:table-cell office:value-type="string">
            <text:p/>
          </table:table-cell>
          <table:table-cell office:value-type="string">
            <text:p>309 Chemin de l'Achar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86</text:span></text:p>
          </table:table-cell>
          <table:table-cell office:value-type="string">
            <text:p>LOCATELLI</text:p>
          </table:table-cell>
          <table:table-cell office:value-type="string">
            <text:p>LOCATELLI</text:p>
          </table:table-cell>
          <table:table-cell office:value-type="string">
            <text:p>Emil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0/11/192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72</text:p>
          </table:table-cell>
          <table:table-cell office:value-type="string">
            <text:p/>
          </table:table-cell>
          <table:table-cell office:value-type="string">
            <text:p>170 Rue Raoul Blanchar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2</text:span></text:p>
          </table:table-cell>
          <table:table-cell office:value-type="string">
            <text:p>COLLIN</text:p>
          </table:table-cell>
          <table:table-cell office:value-type="string">
            <text:p>COLLIN</text:p>
          </table:table-cell>
          <table:table-cell office:value-type="string">
            <text:p>Mariu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6/1923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97</text:p>
          </table:table-cell>
          <table:table-cell office:value-type="string">
            <text:p/>
          </table:table-cell>
          <table:table-cell office:value-type="string">
            <text:p>130 Chemin de Boré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192</text:span></text:p>
          </table:table-cell>
          <table:table-cell office:value-type="string">
            <text:p>BRUATTO</text:p>
          </table:table-cell>
          <table:table-cell office:value-type="string">
            <text:p>BRUATTO</text:p>
          </table:table-cell>
          <table:table-cell office:value-type="string">
            <text:p>El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04/1935</text:p>
          </table:table-cell>
          <table:table-cell office:value-type="string">
            <text:p>Voiron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1/09/2001</text:p>
          </table:table-cell>
          <table:table-cell office:value-type="string">
            <text:p>98</text:p>
          </table:table-cell>
          <table:table-cell office:value-type="string">
            <text:p/>
          </table:table-cell>
          <table:table-cell office:value-type="string">
            <text:p>482 Chemin de Boré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9</text:span></text:p>
          </table:table-cell>
          <table:table-cell office:value-type="string">
            <text:p>SIBUE</text:p>
          </table:table-cell>
          <table:table-cell office:value-type="string">
            <text:p>SIBUE</text:p>
          </table:table-cell>
          <table:table-cell office:value-type="string">
            <text:p>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07/1939</text:p>
          </table:table-cell>
          <table:table-cell office:value-type="string">
            <text:p>Paris (Pari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>AGENT TECHNIQUE</text:p>
          </table:table-cell>
          <table:table-cell office:value-type="string">
            <text:p>01/01/1902</text:p>
          </table:table-cell>
          <table:table-cell office:value-type="string">
            <text:p>99</text:p>
          </table:table-cell>
          <table:table-cell office:value-type="string">
            <text:p/>
          </table:table-cell>
          <table:table-cell office:value-type="string">
            <text:p>538 Chemin de Boré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43</text:span></text:p>
          </table:table-cell>
          <table:table-cell office:value-type="string">
            <text:p>CASSE</text:p>
          </table:table-cell>
          <table:table-cell office:value-type="string">
            <text:p>MICOUD</text:p>
          </table:table-cell>
          <table:table-cell office:value-type="string">
            <text:p>Hélène Joséph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7/1926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0</text:p>
          </table:table-cell>
          <table:table-cell office:value-type="string">
            <text:p/>
          </table:table-cell>
          <table:table-cell office:value-type="string">
            <text:p>13 Chemin des I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51</text:span></text:p>
          </table:table-cell>
          <table:table-cell office:value-type="string">
            <text:p>MARILLAT</text:p>
          </table:table-cell>
          <table:table-cell office:value-type="string">
            <text:p>MARILLAT</text:p>
          </table:table-cell>
          <table:table-cell office:value-type="string">
            <text:p>Roger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9/01/1941</text:p>
          </table:table-cell>
          <table:table-cell office:value-type="string">
            <text:p>Moirans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2</text:p>
          </table:table-cell>
          <table:table-cell office:value-type="string">
            <text:p/>
          </table:table-cell>
          <table:table-cell office:value-type="string">
            <text:p>445 Chemin des I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767</text:span></text:p>
          </table:table-cell>
          <table:table-cell office:value-type="string">
            <text:p>BUGNON</text:p>
          </table:table-cell>
          <table:table-cell office:value-type="string">
            <text:p>BUGNON</text:p>
          </table:table-cell>
          <table:table-cell office:value-type="string">
            <text:p>Roger 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3/07/1932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2</text:p>
          </table:table-cell>
          <table:table-cell office:value-type="string">
            <text:p/>
          </table:table-cell>
          <table:table-cell office:value-type="string">
            <text:p>445 Chemin des I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61</text:span></text:p>
          </table:table-cell>
          <table:table-cell office:value-type="string">
            <text:p>ARCHINARD</text:p>
          </table:table-cell>
          <table:table-cell office:value-type="string">
            <text:p>BURILLE</text:p>
          </table:table-cell>
          <table:table-cell office:value-type="string">
            <text:p>Gabri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11/1920</text:p>
          </table:table-cell>
          <table:table-cell office:value-type="string">
            <text:p>Biviers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76</text:p>
          </table:table-cell>
          <table:table-cell office:value-type="string">
            <text:p/>
          </table:table-cell>
          <table:table-cell office:value-type="string">
            <text:p>684 Chemin des Margueri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65</text:span></text:p>
          </table:table-cell>
          <table:table-cell office:value-type="string">
            <text:p>BUGNON</text:p>
          </table:table-cell>
          <table:table-cell office:value-type="string">
            <text:p>BUGNON</text:p>
          </table:table-cell>
          <table:table-cell office:value-type="string">
            <text:p>Louis Al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7/03/1928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78</text:p>
          </table:table-cell>
          <table:table-cell office:value-type="string">
            <text:p/>
          </table:table-cell>
          <table:table-cell office:value-type="string">
            <text:p>700 Chemin des Margueri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66</text:span></text:p>
          </table:table-cell>
          <table:table-cell office:value-type="string">
            <text:p>UZEL</text:p>
          </table:table-cell>
          <table:table-cell office:value-type="string">
            <text:p>BUGNON</text:p>
          </table:table-cell>
          <table:table-cell office:value-type="string">
            <text:p>Marie, Ro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7/1933</text:p>
          </table:table-cell>
          <table:table-cell office:value-type="string">
            <text:p>Saint-André-en-Royans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78</text:p>
          </table:table-cell>
          <table:table-cell office:value-type="string">
            <text:p/>
          </table:table-cell>
          <table:table-cell office:value-type="string">
            <text:p>700 Chemin des Margueri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15</text:span></text:p>
          </table:table-cell>
          <table:table-cell office:value-type="string">
            <text:p>BOEUF</text:p>
          </table:table-cell>
          <table:table-cell office:value-type="string">
            <text:p>BOEUF</text:p>
          </table:table-cell>
          <table:table-cell office:value-type="string">
            <text:p>Pierre Antoine Gabri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2/1935</text:p>
          </table:table-cell>
          <table:table-cell office:value-type="string">
            <text:p>Sainte-Agnès (Alpes-Maritim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85</text:p>
          </table:table-cell>
          <table:table-cell office:value-type="string">
            <text:p/>
          </table:table-cell>
          <table:table-cell office:value-type="string">
            <text:p>511 Rue des Marty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4</text:span></text:p>
          </table:table-cell>
          <table:table-cell office:value-type="string">
            <text:p>BURRIAT</text:p>
          </table:table-cell>
          <table:table-cell office:value-type="string">
            <text:p>BURRIAT</text:p>
          </table:table-cell>
          <table:table-cell office:value-type="string">
            <text:p>Gil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9/05/1935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144 Chemin de la Rubett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5</text:span></text:p>
          </table:table-cell>
          <table:table-cell office:value-type="string">
            <text:p>FRAPPAS</text:p>
          </table:table-cell>
          <table:table-cell office:value-type="string">
            <text:p>BURRIAT</text:p>
          </table:table-cell>
          <table:table-cell office:value-type="string">
            <text:p>Solange Marie 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6/1941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144 Chemin de la Rubett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8</text:span></text:p>
          </table:table-cell>
          <table:table-cell office:value-type="string">
            <text:p>RAVE</text:p>
          </table:table-cell>
          <table:table-cell office:value-type="string">
            <text:p>THOMASSET</text:p>
          </table:table-cell>
          <table:table-cell office:value-type="string">
            <text:p>Germa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10/1925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9</text:p>
          </table:table-cell>
          <table:table-cell office:value-type="string">
            <text:p/>
          </table:table-cell>
          <table:table-cell office:value-type="string">
            <text:p>223 Chemin de la Rubett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9</text:span></text:p>
          </table:table-cell>
          <table:table-cell office:value-type="string">
            <text:p>BARLET</text:p>
          </table:table-cell>
          <table:table-cell office:value-type="string">
            <text:p>BARLET</text:p>
          </table:table-cell>
          <table:table-cell office:value-type="string">
            <text:p>Louis Eugè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5/1923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>464 Chemin de la Rubett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52</text:span></text:p>
          </table:table-cell>
          <table:table-cell office:value-type="string">
            <text:p>GUYOT</text:p>
          </table:table-cell>
          <table:table-cell office:value-type="string">
            <text:p>GUYOT</text:p>
          </table:table-cell>
          <table:table-cell office:value-type="string">
            <text:p>Arma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11/1925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2490</text:p>
          </table:table-cell>
          <table:table-cell office:value-type="string">
            <text:p/>
          </table:table-cell>
          <table:table-cell office:value-type="string">
            <text:p>200 Impasse de la Rubett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1</text:span></text:p>
          </table:table-cell>
          <table:table-cell office:value-type="string">
            <text:p>DEMIRLEAU</text:p>
          </table:table-cell>
          <table:table-cell office:value-type="string">
            <text:p>DEMIRLEAU</text:p>
          </table:table-cell>
          <table:table-cell office:value-type="string">
            <text:p>Jean Charles 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07/1936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8</text:p>
          </table:table-cell>
          <table:table-cell office:value-type="string">
            <text:p/>
          </table:table-cell>
          <table:table-cell office:value-type="string">
            <text:p>142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2</text:span></text:p>
          </table:table-cell>
          <table:table-cell office:value-type="string">
            <text:p>BASSET</text:p>
          </table:table-cell>
          <table:table-cell office:value-type="string">
            <text:p>DEMIRLEAU</text:p>
          </table:table-cell>
          <table:table-cell office:value-type="string">
            <text:p>Odette Marie Joseph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6/1941</text:p>
          </table:table-cell>
          <table:table-cell office:value-type="string">
            <text:p>Chambéry (Savoi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8</text:p>
          </table:table-cell>
          <table:table-cell office:value-type="string">
            <text:p/>
          </table:table-cell>
          <table:table-cell office:value-type="string">
            <text:p>142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3</text:span></text:p>
          </table:table-cell>
          <table:table-cell office:value-type="string">
            <text:p>IASCI</text:p>
          </table:table-cell>
          <table:table-cell office:value-type="string">
            <text:p>BECHARD</text:p>
          </table:table-cell>
          <table:table-cell office:value-type="string">
            <text:p>Lid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03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9</text:p>
          </table:table-cell>
          <table:table-cell office:value-type="string">
            <text:p/>
          </table:table-cell>
          <table:table-cell office:value-type="string">
            <text:p>143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5</text:span></text:p>
          </table:table-cell>
          <table:table-cell office:value-type="string">
            <text:p>RAMBERT</text:p>
          </table:table-cell>
          <table:table-cell office:value-type="string">
            <text:p>RAMBERT</text:p>
          </table:table-cell>
          <table:table-cell office:value-type="string">
            <text:p>Raymo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3/10/1936</text:p>
          </table:table-cell>
          <table:table-cell office:value-type="string">
            <text:p>Saint-Thomas-en-Royans (Drôm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0</text:p>
          </table:table-cell>
          <table:table-cell office:value-type="string">
            <text:p/>
          </table:table-cell>
          <table:table-cell office:value-type="string">
            <text:p>157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6</text:span></text:p>
          </table:table-cell>
          <table:table-cell office:value-type="string">
            <text:p>TESTOUD</text:p>
          </table:table-cell>
          <table:table-cell office:value-type="string">
            <text:p>RAMBERT</text:p>
          </table:table-cell>
          <table:table-cell office:value-type="string">
            <text:p>Thérèze Margueri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5/1939</text:p>
          </table:table-cell>
          <table:table-cell office:value-type="string">
            <text:p>Saint-Jean-en-Royans (Drôm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0</text:p>
          </table:table-cell>
          <table:table-cell office:value-type="string">
            <text:p/>
          </table:table-cell>
          <table:table-cell office:value-type="string">
            <text:p>157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7</text:span></text:p>
          </table:table-cell>
          <table:table-cell office:value-type="string">
            <text:p>ERBETTA</text:p>
          </table:table-cell>
          <table:table-cell office:value-type="string">
            <text:p>OZELLO</text:p>
          </table:table-cell>
          <table:table-cell office:value-type="string">
            <text:p>Marcell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1/192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1</text:p>
          </table:table-cell>
          <table:table-cell office:value-type="string">
            <text:p/>
          </table:table-cell>
          <table:table-cell office:value-type="string">
            <text:p>162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8</text:span></text:p>
          </table:table-cell>
          <table:table-cell office:value-type="string">
            <text:p>OZELLO</text:p>
          </table:table-cell>
          <table:table-cell office:value-type="string">
            <text:p>OZELLO</text:p>
          </table:table-cell>
          <table:table-cell office:value-type="string">
            <text:p>Jean Pier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1/10/1931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1</text:p>
          </table:table-cell>
          <table:table-cell office:value-type="string">
            <text:p/>
          </table:table-cell>
          <table:table-cell office:value-type="string">
            <text:p>162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9</text:span></text:p>
          </table:table-cell>
          <table:table-cell office:value-type="string">
            <text:p>RICHIT</text:p>
          </table:table-cell>
          <table:table-cell office:value-type="string">
            <text:p>RICHIT</text:p>
          </table:table-cell>
          <table:table-cell office:value-type="string">
            <text:p>René Marie Al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7/07/1934</text:p>
          </table:table-cell>
          <table:table-cell office:value-type="string">
            <text:p>Nancy (Meurthe-et-Mosell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2</text:p>
          </table:table-cell>
          <table:table-cell office:value-type="string">
            <text:p/>
          </table:table-cell>
          <table:table-cell office:value-type="string">
            <text:p>169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18</text:span></text:p>
          </table:table-cell>
          <table:table-cell office:value-type="string">
            <text:p>COQUELET</text:p>
          </table:table-cell>
          <table:table-cell office:value-type="string">
            <text:p>COQUELET</text:p>
          </table:table-cell>
          <table:table-cell office:value-type="string">
            <text:p>Raymo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6/04/1930</text:p>
          </table:table-cell>
          <table:table-cell office:value-type="string">
            <text:p>Gannat (Allier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7</text:p>
          </table:table-cell>
          <table:table-cell office:value-type="string">
            <text:p/>
          </table:table-cell>
          <table:table-cell office:value-type="string">
            <text:p>245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19</text:span></text:p>
          </table:table-cell>
          <table:table-cell office:value-type="string">
            <text:p>PIGNEGUY</text:p>
          </table:table-cell>
          <table:table-cell office:value-type="string">
            <text:p>COQUELET</text:p>
          </table:table-cell>
          <table:table-cell office:value-type="string">
            <text:p>Co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09/1931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7</text:p>
          </table:table-cell>
          <table:table-cell office:value-type="string">
            <text:p/>
          </table:table-cell>
          <table:table-cell office:value-type="string">
            <text:p>245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66</text:span></text:p>
          </table:table-cell>
          <table:table-cell office:value-type="string">
            <text:p>BRANCOURT</text:p>
          </table:table-cell>
          <table:table-cell office:value-type="string">
            <text:p>MAREL</text:p>
          </table:table-cell>
          <table:table-cell office:value-type="string">
            <text:p>G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12/1928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46</text:p>
          </table:table-cell>
          <table:table-cell office:value-type="string">
            <text:p/>
          </table:table-cell>
          <table:table-cell office:value-type="string">
            <text:p>20 Allée de la Buff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04</text:span></text:p>
          </table:table-cell>
          <table:table-cell office:value-type="string">
            <text:p>MONTEIRO DA COSTA</text:p>
          </table:table-cell>
          <table:table-cell office:value-type="string">
            <text:p>BARBOSA</text:p>
          </table:table-cell>
          <table:table-cell office:value-type="string">
            <text:p>Jul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9/193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45</text:p>
          </table:table-cell>
          <table:table-cell office:value-type="string">
            <text:p/>
          </table:table-cell>
          <table:table-cell office:value-type="string">
            <text:p>15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397</text:span></text:p>
          </table:table-cell>
          <table:table-cell office:value-type="string">
            <text:p>MEBARKIA</text:p>
          </table:table-cell>
          <table:table-cell office:value-type="string">
            <text:p>MEBARKIA</text:p>
          </table:table-cell>
          <table:table-cell office:value-type="string">
            <text:p>Moulay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11/193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4/10/2000</text:p>
          </table:table-cell>
          <table:table-cell office:value-type="string">
            <text:p>2036</text:p>
          </table:table-cell>
          <table:table-cell office:value-type="string">
            <text:p/>
          </table:table-cell>
          <table:table-cell office:value-type="string">
            <text:p>15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72</text:span></text:p>
          </table:table-cell>
          <table:table-cell office:value-type="string">
            <text:p>COLLOMB</text:p>
          </table:table-cell>
          <table:table-cell office:value-type="string">
            <text:p>COLLOMB</text:p>
          </table:table-cell>
          <table:table-cell office:value-type="string">
            <text:p>Lucien Claud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11/1929</text:p>
          </table:table-cell>
          <table:table-cell office:value-type="string">
            <text:p>Villeurbanne (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45</text:p>
          </table:table-cell>
          <table:table-cell office:value-type="string">
            <text:p/>
          </table:table-cell>
          <table:table-cell office:value-type="string">
            <text:p>31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73</text:span></text:p>
          </table:table-cell>
          <table:table-cell office:value-type="string">
            <text:p>CAVALLERI</text:p>
          </table:table-cell>
          <table:table-cell office:value-type="string">
            <text:p>COLLOMB</text:p>
          </table:table-cell>
          <table:table-cell office:value-type="string">
            <text:p>Je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7/1933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45</text:p>
          </table:table-cell>
          <table:table-cell office:value-type="string">
            <text:p/>
          </table:table-cell>
          <table:table-cell office:value-type="string">
            <text:p>31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75</text:span></text:p>
          </table:table-cell>
          <table:table-cell office:value-type="string">
            <text:p>GRATIER</text:p>
          </table:table-cell>
          <table:table-cell office:value-type="string">
            <text:p>GRATIER</text:p>
          </table:table-cell>
          <table:table-cell office:value-type="string">
            <text:p>Elisabeth Marie Joseph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1/03/1939</text:p>
          </table:table-cell>
          <table:table-cell office:value-type="string">
            <text:p>Voreppe (Isère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47</text:p>
          </table:table-cell>
          <table:table-cell office:value-type="string">
            <text:p/>
          </table:table-cell>
          <table:table-cell office:value-type="string">
            <text:p>31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09</text:span></text:p>
          </table:table-cell>
          <table:table-cell office:value-type="string">
            <text:p>POULET</text:p>
          </table:table-cell>
          <table:table-cell office:value-type="string">
            <text:p>TOUCHE</text:p>
          </table:table-cell>
          <table:table-cell office:value-type="string">
            <text:p>Madele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7/1932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06</text:p>
          </table:table-cell>
          <table:table-cell office:value-type="string">
            <text:p/>
          </table:table-cell>
          <table:table-cell office:value-type="string">
            <text:p>31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626</text:span></text:p>
          </table:table-cell>
          <table:table-cell office:value-type="string">
            <text:p>LANTHELME TOURNIER</text:p>
          </table:table-cell>
          <table:table-cell office:value-type="string">
            <text:p>LANTHELME TOURNIER</text:p>
          </table:table-cell>
          <table:table-cell office:value-type="string">
            <text:p>Michèle Elisabeth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6/1937</text:p>
          </table:table-cell>
          <table:table-cell office:value-type="string">
            <text:p>Grenobl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4/1988</text:p>
          </table:table-cell>
          <table:table-cell office:value-type="string">
            <text:p>1526</text:p>
          </table:table-cell>
          <table:table-cell office:value-type="string">
            <text:p/>
          </table:table-cell>
          <table:table-cell office:value-type="string">
            <text:p>31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153</text:span></text:p>
          </table:table-cell>
          <table:table-cell office:value-type="string">
            <text:p>HILLION</text:p>
          </table:table-cell>
          <table:table-cell office:value-type="string">
            <text:p>HILLION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5/193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2/1992</text:p>
          </table:table-cell>
          <table:table-cell office:value-type="string">
            <text:p>2315</text:p>
          </table:table-cell>
          <table:table-cell office:value-type="string">
            <text:p/>
          </table:table-cell>
          <table:table-cell office:value-type="string">
            <text:p>31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604</text:span></text:p>
          </table:table-cell>
          <table:table-cell office:value-type="string">
            <text:p>MASSE</text:p>
          </table:table-cell>
          <table:table-cell office:value-type="string">
            <text:p>MANTOVANI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8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6/04/2003</text:p>
          </table:table-cell>
          <table:table-cell office:value-type="string">
            <text:p>2592</text:p>
          </table:table-cell>
          <table:table-cell office:value-type="string">
            <text:p/>
          </table:table-cell>
          <table:table-cell office:value-type="string">
            <text:p>82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83</text:span></text:p>
          </table:table-cell>
          <table:table-cell office:value-type="string">
            <text:p>GANDELLI</text:p>
          </table:table-cell>
          <table:table-cell office:value-type="string">
            <text:p>LOCATELLI</text:p>
          </table:table-cell>
          <table:table-cell office:value-type="string">
            <text:p>Séraph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12/192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1</text:p>
          </table:table-cell>
          <table:table-cell office:value-type="string">
            <text:p/>
          </table:table-cell>
          <table:table-cell office:value-type="string">
            <text:p>155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84</text:span></text:p>
          </table:table-cell>
          <table:table-cell office:value-type="string">
            <text:p>RAVE</text:p>
          </table:table-cell>
          <table:table-cell office:value-type="string">
            <text:p>RAVE</text:p>
          </table:table-cell>
          <table:table-cell office:value-type="string">
            <text:p>Ro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05/1932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2</text:p>
          </table:table-cell>
          <table:table-cell office:value-type="string">
            <text:p/>
          </table:table-cell>
          <table:table-cell office:value-type="string">
            <text:p>155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85</text:span></text:p>
          </table:table-cell>
          <table:table-cell office:value-type="string">
            <text:p>NARDI</text:p>
          </table:table-cell>
          <table:table-cell office:value-type="string">
            <text:p>RAVE</text:p>
          </table:table-cell>
          <table:table-cell office:value-type="string">
            <text:p>Els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5/1937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2</text:p>
          </table:table-cell>
          <table:table-cell office:value-type="string">
            <text:p/>
          </table:table-cell>
          <table:table-cell office:value-type="string">
            <text:p>155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90</text:span></text:p>
          </table:table-cell>
          <table:table-cell office:value-type="string">
            <text:p>DENIS</text:p>
          </table:table-cell>
          <table:table-cell office:value-type="string">
            <text:p>COUTURIER</text:p>
          </table:table-cell>
          <table:table-cell office:value-type="string">
            <text:p>Franc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9/1926</text:p>
          </table:table-cell>
          <table:table-cell office:value-type="string">
            <text:p>Romain (Doubs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5</text:p>
          </table:table-cell>
          <table:table-cell office:value-type="string">
            <text:p/>
          </table:table-cell>
          <table:table-cell office:value-type="string">
            <text:p>167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91</text:span></text:p>
          </table:table-cell>
          <table:table-cell office:value-type="string">
            <text:p>RAISON</text:p>
          </table:table-cell>
          <table:table-cell office:value-type="string">
            <text:p>DEVEAUX</text:p>
          </table:table-cell>
          <table:table-cell office:value-type="string">
            <text:p>Yvo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12/1932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6</text:p>
          </table:table-cell>
          <table:table-cell office:value-type="string">
            <text:p/>
          </table:table-cell>
          <table:table-cell office:value-type="string">
            <text:p>167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93</text:span></text:p>
          </table:table-cell>
          <table:table-cell office:value-type="string">
            <text:p>REYNAUD</text:p>
          </table:table-cell>
          <table:table-cell office:value-type="string">
            <text:p>DIDON-ROBIN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2/1937</text:p>
          </table:table-cell>
          <table:table-cell office:value-type="string">
            <text:p>Saint-Jean-de-Moirans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7</text:p>
          </table:table-cell>
          <table:table-cell office:value-type="string">
            <text:p/>
          </table:table-cell>
          <table:table-cell office:value-type="string">
            <text:p>167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95</text:span></text:p>
          </table:table-cell>
          <table:table-cell office:value-type="string">
            <text:p>GENEVE</text:p>
          </table:table-cell>
          <table:table-cell office:value-type="string">
            <text:p>GIRON</text:p>
          </table:table-cell>
          <table:table-cell office:value-type="string">
            <text:p>Yv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5/1930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9</text:p>
          </table:table-cell>
          <table:table-cell office:value-type="string">
            <text:p/>
          </table:table-cell>
          <table:table-cell office:value-type="string">
            <text:p>167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96</text:span></text:p>
          </table:table-cell>
          <table:table-cell office:value-type="string">
            <text:p>GIRON</text:p>
          </table:table-cell>
          <table:table-cell office:value-type="string">
            <text:p>GIRON</text:p>
          </table:table-cell>
          <table:table-cell office:value-type="string">
            <text:p>Joseph Eugè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5/193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9</text:p>
          </table:table-cell>
          <table:table-cell office:value-type="string">
            <text:p/>
          </table:table-cell>
          <table:table-cell office:value-type="string">
            <text:p>167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693</text:span></text:p>
          </table:table-cell>
          <table:table-cell office:value-type="string">
            <text:p>CHERMETTE</text:p>
          </table:table-cell>
          <table:table-cell office:value-type="string">
            <text:p>CHERMETTE</text:p>
          </table:table-cell>
          <table:table-cell office:value-type="string">
            <text:p>Pier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11/1941</text:p>
          </table:table-cell>
          <table:table-cell office:value-type="string">
            <text:p>Villefranche-sur-Saône (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4/1991</text:p>
          </table:table-cell>
          <table:table-cell office:value-type="string">
            <text:p>2155</text:p>
          </table:table-cell>
          <table:table-cell office:value-type="string">
            <text:p/>
          </table:table-cell>
          <table:table-cell office:value-type="string">
            <text:p>266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127</text:span></text:p>
          </table:table-cell>
          <table:table-cell office:value-type="string">
            <text:p>ZAZA</text:p>
          </table:table-cell>
          <table:table-cell office:value-type="string">
            <text:p>ZAZA</text:p>
          </table:table-cell>
          <table:table-cell office:value-type="string">
            <text:p>Joséph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8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3/06/2008</text:p>
          </table:table-cell>
          <table:table-cell office:value-type="string">
            <text:p>1527</text:p>
          </table:table-cell>
          <table:table-cell office:value-type="string">
            <text:p/>
          </table:table-cell>
          <table:table-cell office:value-type="string">
            <text:p>51 Rue de l'Echaillo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93</text:span></text:p>
          </table:table-cell>
          <table:table-cell office:value-type="string">
            <text:p>MEYER</text:p>
          </table:table-cell>
          <table:table-cell office:value-type="string">
            <text:p>MEYER</text:p>
          </table:table-cell>
          <table:table-cell office:value-type="string">
            <text:p>Jean-Claud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02/1941</text:p>
          </table:table-cell>
          <table:table-cell office:value-type="string">
            <text:p>Chambéry (Savoi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91</text:p>
          </table:table-cell>
          <table:table-cell office:value-type="string">
            <text:p/>
          </table:table-cell>
          <table:table-cell office:value-type="string">
            <text:p>85 Rue de l'Echaillo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44</text:span></text:p>
          </table:table-cell>
          <table:table-cell office:value-type="string">
            <text:p>PACE</text:p>
          </table:table-cell>
          <table:table-cell office:value-type="string">
            <text:p>PACE</text:p>
          </table:table-cell>
          <table:table-cell office:value-type="string">
            <text:p>Jean-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3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40</text:p>
          </table:table-cell>
          <table:table-cell office:value-type="string">
            <text:p/>
          </table:table-cell>
          <table:table-cell office:value-type="string">
            <text:p>16 Chemin des Fours-à-Ch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45</text:span></text:p>
          </table:table-cell>
          <table:table-cell office:value-type="string">
            <text:p>SCOTTO DI PERROTOLO</text:p>
          </table:table-cell>
          <table:table-cell office:value-type="string">
            <text:p>PACE</text:p>
          </table:table-cell>
          <table:table-cell office:value-type="string">
            <text:p>Danielle Rose 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10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>STENO DACTYLO</text:p>
          </table:table-cell>
          <table:table-cell office:value-type="string">
            <text:p>01/01/1902</text:p>
          </table:table-cell>
          <table:table-cell office:value-type="string">
            <text:p>840</text:p>
          </table:table-cell>
          <table:table-cell office:value-type="string">
            <text:p/>
          </table:table-cell>
          <table:table-cell office:value-type="string">
            <text:p>16 Chemin des Fours-à-Ch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48</text:span></text:p>
          </table:table-cell>
          <table:table-cell office:value-type="string">
            <text:p>BACSI</text:p>
          </table:table-cell>
          <table:table-cell office:value-type="string">
            <text:p>BACSI</text:p>
          </table:table-cell>
          <table:table-cell office:value-type="string">
            <text:p>Im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7/02/193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41</text:p>
          </table:table-cell>
          <table:table-cell office:value-type="string">
            <text:p/>
          </table:table-cell>
          <table:table-cell office:value-type="string">
            <text:p>40 Chemin des Fours-à-Ch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49</text:span></text:p>
          </table:table-cell>
          <table:table-cell office:value-type="string">
            <text:p>TOTH</text:p>
          </table:table-cell>
          <table:table-cell office:value-type="string">
            <text:p>BACSI</text:p>
          </table:table-cell>
          <table:table-cell office:value-type="string">
            <text:p>Marguerite Hélè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09/193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41</text:p>
          </table:table-cell>
          <table:table-cell office:value-type="string">
            <text:p/>
          </table:table-cell>
          <table:table-cell office:value-type="string">
            <text:p>40 Chemin des Fours-à-Ch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63</text:span></text:p>
          </table:table-cell>
          <table:table-cell office:value-type="string">
            <text:p>MEYER</text:p>
          </table:table-cell>
          <table:table-cell office:value-type="string">
            <text:p>MEYER</text:p>
          </table:table-cell>
          <table:table-cell office:value-type="string">
            <text:p>Rodolph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1/07/1941</text:p>
          </table:table-cell>
          <table:table-cell office:value-type="string">
            <text:p>Haguenau (Bas-Rhin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45</text:p>
          </table:table-cell>
          <table:table-cell office:value-type="string">
            <text:p/>
          </table:table-cell>
          <table:table-cell office:value-type="string">
            <text:p>90 Chemin des Fours-à-Ch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7</text:span></text:p>
          </table:table-cell>
          <table:table-cell office:value-type="string">
            <text:p>CHAINE</text:p>
          </table:table-cell>
          <table:table-cell office:value-type="string">
            <text:p>BRUN BUISSON</text:p>
          </table:table-cell>
          <table:table-cell office:value-type="string">
            <text:p>El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7/08/1930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02</text:span></text:p>
          </table:table-cell>
          <table:table-cell office:value-type="string">
            <text:p>BIANCHET</text:p>
          </table:table-cell>
          <table:table-cell office:value-type="string">
            <text:p>ARMAND</text:p>
          </table:table-cell>
          <table:table-cell office:value-type="string">
            <text:p>Maria Mer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5/1932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78</text:span></text:p>
          </table:table-cell>
          <table:table-cell office:value-type="string">
            <text:p>BRISTOT</text:p>
          </table:table-cell>
          <table:table-cell office:value-type="string">
            <text:p>DUBREUIL</text:p>
          </table:table-cell>
          <table:table-cell office:value-type="string">
            <text:p>Irm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8/192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11</text:span></text:p>
          </table:table-cell>
          <table:table-cell office:value-type="string">
            <text:p>GANDELLI</text:p>
          </table:table-cell>
          <table:table-cell office:value-type="string">
            <text:p>OLIVARI</text:p>
          </table:table-cell>
          <table:table-cell office:value-type="string">
            <text:p>Teres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10/192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34</text:span></text:p>
          </table:table-cell>
          <table:table-cell office:value-type="string">
            <text:p>VALLET</text:p>
          </table:table-cell>
          <table:table-cell office:value-type="string">
            <text:p>DAL-MAGRO</text:p>
          </table:table-cell>
          <table:table-cell office:value-type="string">
            <text:p>Henri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6/192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19</text:span></text:p>
          </table:table-cell>
          <table:table-cell office:value-type="string">
            <text:p>GALLIN-MARTEL</text:p>
          </table:table-cell>
          <table:table-cell office:value-type="string">
            <text:p>BOURDE</text:p>
          </table:table-cell>
          <table:table-cell office:value-type="string">
            <text:p>Aim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05/1926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68</text:span></text:p>
          </table:table-cell>
          <table:table-cell office:value-type="string">
            <text:p>SMOLIK</text:p>
          </table:table-cell>
          <table:table-cell office:value-type="string">
            <text:p>SMOLIK</text:p>
          </table:table-cell>
          <table:table-cell office:value-type="string">
            <text:p>Jan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9/1928</text:p>
          </table:table-cell>
          <table:table-cell office:value-type="string">
            <text:p>Piffonds (Yonn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45</text:span></text:p>
          </table:table-cell>
          <table:table-cell office:value-type="string">
            <text:p>THEVENOT</text:p>
          </table:table-cell>
          <table:table-cell office:value-type="string">
            <text:p>THEVENOT</text:p>
          </table:table-cell>
          <table:table-cell office:value-type="string">
            <text:p>Gabriel Gil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10/1919</text:p>
          </table:table-cell>
          <table:table-cell office:value-type="string">
            <text:p>Faux-la-Montagne (Creus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44</text:span></text:p>
          </table:table-cell>
          <table:table-cell office:value-type="string">
            <text:p>GULLIN</text:p>
          </table:table-cell>
          <table:table-cell office:value-type="string">
            <text:p>GLOSSE</text:p>
          </table:table-cell>
          <table:table-cell office:value-type="string">
            <text:p>El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4/1932</text:p>
          </table:table-cell>
          <table:table-cell office:value-type="string">
            <text:p>Marseille (Bouches-du-Rhône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97</text:span></text:p>
          </table:table-cell>
          <table:table-cell office:value-type="string">
            <text:p>ESTORGES</text:p>
          </table:table-cell>
          <table:table-cell office:value-type="string">
            <text:p>ESTORGES</text:p>
          </table:table-cell>
          <table:table-cell office:value-type="string">
            <text:p>Mari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3/1937</text:p>
          </table:table-cell>
          <table:table-cell office:value-type="string">
            <text:p>Royat (Puy-de-Dôme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10/1997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73</text:span></text:p>
          </table:table-cell>
          <table:table-cell office:value-type="string">
            <text:p>DONZEL</text:p>
          </table:table-cell>
          <table:table-cell office:value-type="string">
            <text:p>ROTA</text:p>
          </table:table-cell>
          <table:table-cell office:value-type="string">
            <text:p>Georg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10/1924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82</text:span></text:p>
          </table:table-cell>
          <table:table-cell office:value-type="string">
            <text:p>DALL'OLMO</text:p>
          </table:table-cell>
          <table:table-cell office:value-type="string">
            <text:p>DALL'OLMO</text:p>
          </table:table-cell>
          <table:table-cell office:value-type="string">
            <text:p>Antoni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1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93</text:span></text:p>
          </table:table-cell>
          <table:table-cell office:value-type="string">
            <text:p>GIVORD</text:p>
          </table:table-cell>
          <table:table-cell office:value-type="string">
            <text:p>SUBTIL</text:p>
          </table:table-cell>
          <table:table-cell office:value-type="string">
            <text:p>Suzann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05/1939</text:p>
          </table:table-cell>
          <table:table-cell office:value-type="string">
            <text:p>Attignat (Ain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87</text:span></text:p>
          </table:table-cell>
          <table:table-cell office:value-type="string">
            <text:p>SALVI</text:p>
          </table:table-cell>
          <table:table-cell office:value-type="string">
            <text:p>LOCATELLI</text:p>
          </table:table-cell>
          <table:table-cell office:value-type="string">
            <text:p>Angel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9/192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28</text:span></text:p>
          </table:table-cell>
          <table:table-cell office:value-type="string">
            <text:p>ROTA</text:p>
          </table:table-cell>
          <table:table-cell office:value-type="string">
            <text:p>ROTA</text:p>
          </table:table-cell>
          <table:table-cell office:value-type="string">
            <text:p>Brun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1/1933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71</text:span></text:p>
          </table:table-cell>
          <table:table-cell office:value-type="string">
            <text:p>BATTENTIER</text:p>
          </table:table-cell>
          <table:table-cell office:value-type="string">
            <text:p>PHILIBERT</text:p>
          </table:table-cell>
          <table:table-cell office:value-type="string">
            <text:p>Lucie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1/1925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20</text:span></text:p>
          </table:table-cell>
          <table:table-cell office:value-type="string">
            <text:p>GOMEZ</text:p>
          </table:table-cell>
          <table:table-cell office:value-type="string">
            <text:p>GALLE</text:p>
          </table:table-cell>
          <table:table-cell office:value-type="string">
            <text:p>Germa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9/1935</text:p>
          </table:table-cell>
          <table:table-cell office:value-type="string">
            <text:p>La Tronche (Isère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132</text:span></text:p>
          </table:table-cell>
          <table:table-cell office:value-type="string">
            <text:p>GALLE</text:p>
          </table:table-cell>
          <table:table-cell office:value-type="string">
            <text:p>THORAND</text:p>
          </table:table-cell>
          <table:table-cell office:value-type="string">
            <text:p>André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10/1920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323</text:span></text:p>
          </table:table-cell>
          <table:table-cell office:value-type="string">
            <text:p>RICCARDI</text:p>
          </table:table-cell>
          <table:table-cell office:value-type="string">
            <text:p>ORSINI</text:p>
          </table:table-cell>
          <table:table-cell office:value-type="string">
            <text:p>An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4/192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499</text:span></text:p>
          </table:table-cell>
          <table:table-cell office:value-type="string">
            <text:p>DELPHIN</text:p>
          </table:table-cell>
          <table:table-cell office:value-type="string">
            <text:p>BERNARD</text:p>
          </table:table-cell>
          <table:table-cell office:value-type="string">
            <text:p>Den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03/1924</text:p>
          </table:table-cell>
          <table:table-cell office:value-type="string">
            <text:p>Voiron (Isère)</text:p>
          </table:table-cell>
          <table:table-cell office:value-type="string">
            <text:p>Vie marital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126</text:span></text:p>
          </table:table-cell>
          <table:table-cell office:value-type="string">
            <text:p>PETREQUIN</text:p>
          </table:table-cell>
          <table:table-cell office:value-type="string">
            <text:p>MOLLIER</text:p>
          </table:table-cell>
          <table:table-cell office:value-type="string">
            <text:p>Henri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1/1928</text:p>
          </table:table-cell>
          <table:table-cell office:value-type="string">
            <text:p>Vaugneray (Rhô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8/199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860</text:span></text:p>
          </table:table-cell>
          <table:table-cell office:value-type="string">
            <text:p>PERETTO</text:p>
          </table:table-cell>
          <table:table-cell office:value-type="string">
            <text:p>SCHMALTZ</text:p>
          </table:table-cell>
          <table:table-cell office:value-type="string">
            <text:p>Id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4/192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1/1994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982</text:span></text:p>
          </table:table-cell>
          <table:table-cell office:value-type="string">
            <text:p>GRATIER</text:p>
          </table:table-cell>
          <table:table-cell office:value-type="string">
            <text:p>GRATIER</text:p>
          </table:table-cell>
          <table:table-cell office:value-type="string">
            <text:p>Béatric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4/1928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167</text:span></text:p>
          </table:table-cell>
          <table:table-cell office:value-type="string">
            <text:p>RATHIER</text:p>
          </table:table-cell>
          <table:table-cell office:value-type="string">
            <text:p>RENDA</text:p>
          </table:table-cell>
          <table:table-cell office:value-type="string">
            <text:p>Marthe Ann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11/1920</text:p>
          </table:table-cell>
          <table:table-cell office:value-type="string">
            <text:p>Lons-le-Saunier (Jura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0/1995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292</text:span></text:p>
          </table:table-cell>
          <table:table-cell office:value-type="string">
            <text:p>ROCHE</text:p>
          </table:table-cell>
          <table:table-cell office:value-type="string">
            <text:p>COCHARD</text:p>
          </table:table-cell>
          <table:table-cell office:value-type="string">
            <text:p>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06/192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28/09/1999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439</text:span></text:p>
          </table:table-cell>
          <table:table-cell office:value-type="string">
            <text:p>CHABERT</text:p>
          </table:table-cell>
          <table:table-cell office:value-type="string">
            <text:p>FAURE</text:p>
          </table:table-cell>
          <table:table-cell office:value-type="string">
            <text:p>Marie Thérèz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2/1927</text:p>
          </table:table-cell>
          <table:table-cell office:value-type="string">
            <text:p>Autrans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3/11/1999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943</text:span></text:p>
          </table:table-cell>
          <table:table-cell office:value-type="string">
            <text:p>DREVET</text:p>
          </table:table-cell>
          <table:table-cell office:value-type="string">
            <text:p>DREVET</text:p>
          </table:table-cell>
          <table:table-cell office:value-type="string">
            <text:p>Dani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02/1941</text:p>
          </table:table-cell>
          <table:table-cell office:value-type="string">
            <text:p>Échirolles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5/05/2000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389</text:span></text:p>
          </table:table-cell>
          <table:table-cell office:value-type="string">
            <text:p>VEDEL</text:p>
          </table:table-cell>
          <table:table-cell office:value-type="string">
            <text:p>VEDEL</text:p>
          </table:table-cell>
          <table:table-cell office:value-type="string">
            <text:p>Marie-Thérè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4/191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9/10/2000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995</text:span></text:p>
          </table:table-cell>
          <table:table-cell office:value-type="string">
            <text:p>BOUCHET</text:p>
          </table:table-cell>
          <table:table-cell office:value-type="string">
            <text:p>PUGNALE</text:p>
          </table:table-cell>
          <table:table-cell office:value-type="string">
            <text:p>Andr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9/1927</text:p>
          </table:table-cell>
          <table:table-cell office:value-type="string">
            <text:p>Lyon (Rhôn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25/06/2001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505</text:span></text:p>
          </table:table-cell>
          <table:table-cell office:value-type="string">
            <text:p>BERTRAND</text:p>
          </table:table-cell>
          <table:table-cell office:value-type="string">
            <text:p>BERTRAND</text:p>
          </table:table-cell>
          <table:table-cell office:value-type="string">
            <text:p>Marc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1/01/192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4/03/200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507</text:span></text:p>
          </table:table-cell>
          <table:table-cell office:value-type="string">
            <text:p>PAVAN</text:p>
          </table:table-cell>
          <table:table-cell office:value-type="string">
            <text:p>PAVAN</text:p>
          </table:table-cell>
          <table:table-cell office:value-type="string">
            <text:p>Marie 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6/1919</text:p>
          </table:table-cell>
          <table:table-cell office:value-type="string">
            <text:p>Lus-la-Croix-Haute (Drôme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4/03/200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188</text:span></text:p>
          </table:table-cell>
          <table:table-cell office:value-type="string">
            <text:p>ATHENOL</text:p>
          </table:table-cell>
          <table:table-cell office:value-type="string">
            <text:p>ATHENOL</text:p>
          </table:table-cell>
          <table:table-cell office:value-type="string">
            <text:p>Raymond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2/192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7/07/2008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061</text:span></text:p>
          </table:table-cell>
          <table:table-cell office:value-type="string">
            <text:p>COUSSOT</text:p>
          </table:table-cell>
          <table:table-cell office:value-type="string">
            <text:p>COUSSOT</text:p>
          </table:table-cell>
          <table:table-cell office:value-type="string">
            <text:p>Thérè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3/192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15/12/2009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066</text:span></text:p>
          </table:table-cell>
          <table:table-cell office:value-type="string">
            <text:p>MAS</text:p>
          </table:table-cell>
          <table:table-cell office:value-type="string">
            <text:p>MAS</text:p>
          </table:table-cell>
          <table:table-cell office:value-type="string">
            <text:p>Raymond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10/192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5/12/2009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069</text:span></text:p>
          </table:table-cell>
          <table:table-cell office:value-type="string">
            <text:p>MOURLIN</text:p>
          </table:table-cell>
          <table:table-cell office:value-type="string">
            <text:p>MOURLIN</text:p>
          </table:table-cell>
          <table:table-cell office:value-type="string">
            <text:p>Andr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6/192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5/12/2009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164</text:span></text:p>
          </table:table-cell>
          <table:table-cell office:value-type="string">
            <text:p>HENRY</text:p>
          </table:table-cell>
          <table:table-cell office:value-type="string">
            <text:p>JASSERON</text:p>
          </table:table-cell>
          <table:table-cell office:value-type="string">
            <text:p>Lyd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8/04/192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9/02/2010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910</text:span></text:p>
          </table:table-cell>
          <table:table-cell office:value-type="string">
            <text:p>GAUDE</text:p>
          </table:table-cell>
          <table:table-cell office:value-type="string">
            <text:p>GAUDE</text:p>
          </table:table-cell>
          <table:table-cell office:value-type="string">
            <text:p>Pierr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1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3/06/2011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317</text:span></text:p>
          </table:table-cell>
          <table:table-cell office:value-type="string">
            <text:p>FRAISSARD</text:p>
          </table:table-cell>
          <table:table-cell office:value-type="string">
            <text:p>FRAISSARD</text:p>
          </table:table-cell>
          <table:table-cell office:value-type="string">
            <text:p>G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07/1934</text:p>
          </table:table-cell>
          <table:table-cell office:value-type="string">
            <text:p>Draguignan (Var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5/12/2011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713</text:span></text:p>
          </table:table-cell>
          <table:table-cell office:value-type="string">
            <text:p>BRUN</text:p>
          </table:table-cell>
          <table:table-cell office:value-type="string">
            <text:p>TERREYRE</text:p>
          </table:table-cell>
          <table:table-cell office:value-type="string">
            <text:p>Marie-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1/192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0/08/201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894</text:span></text:p>
          </table:table-cell>
          <table:table-cell office:value-type="string">
            <text:p>FLANDRIN</text:p>
          </table:table-cell>
          <table:table-cell office:value-type="string">
            <text:p>DISDIER</text:p>
          </table:table-cell>
          <table:table-cell office:value-type="string">
            <text:p>Adel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4/1923</text:p>
          </table:table-cell>
          <table:table-cell office:value-type="string">
            <text:p>Saint-Romans (Isère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30/10/201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2</text:span></text:p>
          </table:table-cell>
          <table:table-cell office:value-type="string">
            <text:p>CHIAVAZZA</text:p>
          </table:table-cell>
          <table:table-cell office:value-type="string">
            <text:p>CHIAVAZZA</text:p>
          </table:table-cell>
          <table:table-cell office:value-type="string">
            <text:p>Mar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11/1925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3</text:span></text:p>
          </table:table-cell>
          <table:table-cell office:value-type="string">
            <text:p>GENESTIER</text:p>
          </table:table-cell>
          <table:table-cell office:value-type="string">
            <text:p>LEMASSON</text:p>
          </table:table-cell>
          <table:table-cell office:value-type="string">
            <text:p>Lucie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3/1932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4</text:span></text:p>
          </table:table-cell>
          <table:table-cell office:value-type="string">
            <text:p>MOURLIN</text:p>
          </table:table-cell>
          <table:table-cell office:value-type="string">
            <text:p>MOURLIN</text:p>
          </table:table-cell>
          <table:table-cell office:value-type="string">
            <text:p>Marc</text:p>
          </table:table-cell>
          <table:table-cell office:value-type="string">
            <text:p>MR</text:p>
          </table:table-cell>
          <table:table-cell office:value-type="string">
            <text:p>Masculin</text:p>
          </table:table-cell>
          <table:table-cell office:value-type="string">
            <text:p>21/07/1925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5</text:span></text:p>
          </table:table-cell>
          <table:table-cell office:value-type="string">
            <text:p>NARDI</text:p>
          </table:table-cell>
          <table:table-cell office:value-type="string">
            <text:p>NARDI</text:p>
          </table:table-cell>
          <table:table-cell office:value-type="string">
            <text:p>G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2/1929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6</text:span></text:p>
          </table:table-cell>
          <table:table-cell office:value-type="string">
            <text:p>PIETROLONARDO</text:p>
          </table:table-cell>
          <table:table-cell office:value-type="string">
            <text:p>PIETROLONARDO</text:p>
          </table:table-cell>
          <table:table-cell office:value-type="string">
            <text:p>Vittor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5/1925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7</text:span></text:p>
          </table:table-cell>
          <table:table-cell office:value-type="string">
            <text:p>SABBADINI</text:p>
          </table:table-cell>
          <table:table-cell office:value-type="string">
            <text:p>SABBADINI</text:p>
          </table:table-cell>
          <table:table-cell office:value-type="string">
            <text:p>Franc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11/1928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8</text:span></text:p>
          </table:table-cell>
          <table:table-cell office:value-type="string">
            <text:p>JACQUET</text:p>
          </table:table-cell>
          <table:table-cell office:value-type="string">
            <text:p>TEREPA</text:p>
          </table:table-cell>
          <table:table-cell office:value-type="string">
            <text:p>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5/1924</text:p>
          </table:table-cell>
          <table:table-cell office:value-type="string">
            <text:p>Sillans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9</text:span></text:p>
          </table:table-cell>
          <table:table-cell office:value-type="string">
            <text:p>VERBEECK</text:p>
          </table:table-cell>
          <table:table-cell office:value-type="string">
            <text:p>VERBEECK</text:p>
          </table:table-cell>
          <table:table-cell office:value-type="string">
            <text:p>Lol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10/1922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30</text:span></text:p>
          </table:table-cell>
          <table:table-cell office:value-type="string">
            <text:p>VIDAL</text:p>
          </table:table-cell>
          <table:table-cell office:value-type="string">
            <text:p>VIDAL</text:p>
          </table:table-cell>
          <table:table-cell office:value-type="string">
            <text:p>Marc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03/1940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31</text:span></text:p>
          </table:table-cell>
          <table:table-cell office:value-type="string">
            <text:p>ZAMBONETTI</text:p>
          </table:table-cell>
          <table:table-cell office:value-type="string">
            <text:p>SANTUS</text:p>
          </table:table-cell>
          <table:table-cell office:value-type="string">
            <text:p>GIOVAN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7/1923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526</text:span></text:p>
          </table:table-cell>
          <table:table-cell office:value-type="string">
            <text:p>LACHICHE</text:p>
          </table:table-cell>
          <table:table-cell office:value-type="string">
            <text:p>BELZ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1/1928</text:p>
          </table:table-cell>
          <table:table-cell office:value-type="string">
            <text:p>Vesoul (Haute-Saô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8/11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691</text:span></text:p>
          </table:table-cell>
          <table:table-cell office:value-type="string">
            <text:p>ERBA</text:p>
          </table:table-cell>
          <table:table-cell office:value-type="string">
            <text:p>ERBA</text:p>
          </table:table-cell>
          <table:table-cell office:value-type="string">
            <text:p>Louis</text:p>
          </table:table-cell>
          <table:table-cell office:value-type="string">
            <text:p>Mr</text:p>
          </table:table-cell>
          <table:table-cell office:value-type="string">
            <text:p>Masculin</text:p>
          </table:table-cell>
          <table:table-cell office:value-type="string">
            <text:p>23/12/1925</text:p>
          </table:table-cell>
          <table:table-cell office:value-type="string">
            <text:p>Fontanil-Cornill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9/08/2014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702</text:span></text:p>
          </table:table-cell>
          <table:table-cell office:value-type="string">
            <text:p>GIAY</text:p>
          </table:table-cell>
          <table:table-cell office:value-type="string">
            <text:p>GENESTIER</text:p>
          </table:table-cell>
          <table:table-cell office:value-type="string">
            <text:p>Andr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5/1921</text:p>
          </table:table-cell>
          <table:table-cell office:value-type="string">
            <text:p>Grenobl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2/09/2014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703</text:span></text:p>
          </table:table-cell>
          <table:table-cell office:value-type="string">
            <text:p>BERTHOLET</text:p>
          </table:table-cell>
          <table:table-cell office:value-type="string">
            <text:p>BERTHOLET</text:p>
          </table:table-cell>
          <table:table-cell office:value-type="string">
            <text:p>G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03/1937</text:p>
          </table:table-cell>
          <table:table-cell office:value-type="string">
            <text:p>Buiss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3/09/2014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704</text:span></text:p>
          </table:table-cell>
          <table:table-cell office:value-type="string">
            <text:p>CHARPENAY</text:p>
          </table:table-cell>
          <table:table-cell office:value-type="string">
            <text:p>GUSSY</text:p>
          </table:table-cell>
          <table:table-cell office:value-type="string">
            <text:p>Od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5/1934</text:p>
          </table:table-cell>
          <table:table-cell office:value-type="string">
            <text:p>Beaucroissant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3/09/2014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705</text:span></text:p>
          </table:table-cell>
          <table:table-cell office:value-type="string">
            <text:p>HILLARD</text:p>
          </table:table-cell>
          <table:table-cell office:value-type="string">
            <text:p>HILLARD</text:p>
          </table:table-cell>
          <table:table-cell office:value-type="string">
            <text:p>Alic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8/1928</text:p>
          </table:table-cell>
          <table:table-cell office:value-type="string">
            <text:p>Haute-Kontz (Mosell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3/09/2014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917</text:span></text:p>
          </table:table-cell>
          <table:table-cell office:value-type="string">
            <text:p>MOUTIER</text:p>
          </table:table-cell>
          <table:table-cell office:value-type="string">
            <text:p>MOUTIER</text:p>
          </table:table-cell>
          <table:table-cell office:value-type="string">
            <text:p>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12/192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36</text:p>
          </table:table-cell>
          <table:table-cell office:value-type="string">
            <text:p/>
          </table:table-cell>
          <table:table-cell office:value-type="string">
            <text:p>34 Allée des Jasmin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918</text:span></text:p>
          </table:table-cell>
          <table:table-cell office:value-type="string">
            <text:p>ODOIT</text:p>
          </table:table-cell>
          <table:table-cell office:value-type="string">
            <text:p>MOUTIER</text:p>
          </table:table-cell>
          <table:table-cell office:value-type="string">
            <text:p>Odette Germa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1/1932</text:p>
          </table:table-cell>
          <table:table-cell office:value-type="string">
            <text:p>Varacieux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36</text:p>
          </table:table-cell>
          <table:table-cell office:value-type="string">
            <text:p/>
          </table:table-cell>
          <table:table-cell office:value-type="string">
            <text:p>34 Allée des Jasmin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950</text:span></text:p>
          </table:table-cell>
          <table:table-cell office:value-type="string">
            <text:p>GALASSI</text:p>
          </table:table-cell>
          <table:table-cell office:value-type="string">
            <text:p>GALASSI</text:p>
          </table:table-cell>
          <table:table-cell office:value-type="string">
            <text:p>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6/1932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46</text:p>
          </table:table-cell>
          <table:table-cell office:value-type="string">
            <text:p/>
          </table:table-cell>
          <table:table-cell office:value-type="string">
            <text:p>130 Allée des Jasmin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09</text:span></text:p>
          </table:table-cell>
          <table:table-cell office:value-type="string">
            <text:p>MASCHIO</text:p>
          </table:table-cell>
          <table:table-cell office:value-type="string">
            <text:p>ZANARDI</text:p>
          </table:table-cell>
          <table:table-cell office:value-type="string">
            <text:p>Rach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3/1939</text:p>
          </table:table-cell>
          <table:table-cell office:value-type="string">
            <text:p>Pont-en-Royans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03</text:p>
          </table:table-cell>
          <table:table-cell office:value-type="string">
            <text:p/>
          </table:table-cell>
          <table:table-cell office:value-type="string">
            <text:p>20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10</text:span></text:p>
          </table:table-cell>
          <table:table-cell office:value-type="string">
            <text:p>ZANARDI</text:p>
          </table:table-cell>
          <table:table-cell office:value-type="string">
            <text:p>ZANARDI</text:p>
          </table:table-cell>
          <table:table-cell office:value-type="string">
            <text:p>Gilbert 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7/04/1940</text:p>
          </table:table-cell>
          <table:table-cell office:value-type="string">
            <text:p>Chapelle-du-Bard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903</text:p>
          </table:table-cell>
          <table:table-cell office:value-type="string">
            <text:p/>
          </table:table-cell>
          <table:table-cell office:value-type="string">
            <text:p>20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11</text:span></text:p>
          </table:table-cell>
          <table:table-cell office:value-type="string">
            <text:p>BALDET</text:p>
          </table:table-cell>
          <table:table-cell office:value-type="string">
            <text:p>NICOLAS</text:p>
          </table:table-cell>
          <table:table-cell office:value-type="string">
            <text:p>Pierr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1/1938</text:p>
          </table:table-cell>
          <table:table-cell office:value-type="string">
            <text:p>Saint-Léon (Allier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04</text:p>
          </table:table-cell>
          <table:table-cell office:value-type="string">
            <text:p/>
          </table:table-cell>
          <table:table-cell office:value-type="string">
            <text:p>34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12</text:span></text:p>
          </table:table-cell>
          <table:table-cell office:value-type="string">
            <text:p>NICOLAS</text:p>
          </table:table-cell>
          <table:table-cell office:value-type="string">
            <text:p>NICOLAS</text:p>
          </table:table-cell>
          <table:table-cell office:value-type="string">
            <text:p>Gérard Charl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4/1939</text:p>
          </table:table-cell>
          <table:table-cell office:value-type="string">
            <text:p>Montpellier (Hérault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04</text:p>
          </table:table-cell>
          <table:table-cell office:value-type="string">
            <text:p/>
          </table:table-cell>
          <table:table-cell office:value-type="string">
            <text:p>34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961</text:span></text:p>
          </table:table-cell>
          <table:table-cell office:value-type="string">
            <text:p>DELMENICO</text:p>
          </table:table-cell>
          <table:table-cell office:value-type="string">
            <text:p>DELMENICO</text:p>
          </table:table-cell>
          <table:table-cell office:value-type="string">
            <text:p>Pierre  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3/11/1931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4/10/2004</text:p>
          </table:table-cell>
          <table:table-cell office:value-type="string">
            <text:p>3041</text:p>
          </table:table-cell>
          <table:table-cell office:value-type="string">
            <text:p/>
          </table:table-cell>
          <table:table-cell office:value-type="string">
            <text:p>46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263</text:span></text:p>
          </table:table-cell>
          <table:table-cell office:value-type="string">
            <text:p>TOVI DIT PINHAS</text:p>
          </table:table-cell>
          <table:table-cell office:value-type="string">
            <text:p>DELMENICO</text:p>
          </table:table-cell>
          <table:table-cell office:value-type="string">
            <text:p>Ar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3/1931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23/12/2004</text:p>
          </table:table-cell>
          <table:table-cell office:value-type="string">
            <text:p>3041</text:p>
          </table:table-cell>
          <table:table-cell office:value-type="string">
            <text:p/>
          </table:table-cell>
          <table:table-cell office:value-type="string">
            <text:p>46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18</text:span></text:p>
          </table:table-cell>
          <table:table-cell office:value-type="string">
            <text:p>DI SPIRITO</text:p>
          </table:table-cell>
          <table:table-cell office:value-type="string">
            <text:p>DI SPIRITO</text:p>
          </table:table-cell>
          <table:table-cell office:value-type="string">
            <text:p>Roger Henr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9/05/1940</text:p>
          </table:table-cell>
          <table:table-cell office:value-type="string">
            <text:p>Lyon (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06</text:p>
          </table:table-cell>
          <table:table-cell office:value-type="string">
            <text:p/>
          </table:table-cell>
          <table:table-cell office:value-type="string">
            <text:p>50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21</text:span></text:p>
          </table:table-cell>
          <table:table-cell office:value-type="string">
            <text:p>GRATIER</text:p>
          </table:table-cell>
          <table:table-cell office:value-type="string">
            <text:p>ROCHE</text:p>
          </table:table-cell>
          <table:table-cell office:value-type="string">
            <text:p>Gemma Marie Joseph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1/1938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07</text:p>
          </table:table-cell>
          <table:table-cell office:value-type="string">
            <text:p/>
          </table:table-cell>
          <table:table-cell office:value-type="string">
            <text:p>58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22</text:span></text:p>
          </table:table-cell>
          <table:table-cell office:value-type="string">
            <text:p>ROCHE</text:p>
          </table:table-cell>
          <table:table-cell office:value-type="string">
            <text:p>ROCHE</text:p>
          </table:table-cell>
          <table:table-cell office:value-type="string">
            <text:p>Dominique Camill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03/1939</text:p>
          </table:table-cell>
          <table:table-cell office:value-type="string">
            <text:p>Metz (Mosell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07</text:p>
          </table:table-cell>
          <table:table-cell office:value-type="string">
            <text:p/>
          </table:table-cell>
          <table:table-cell office:value-type="string">
            <text:p>58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58</text:span></text:p>
          </table:table-cell>
          <table:table-cell office:value-type="string">
            <text:p>DELOUSTAL</text:p>
          </table:table-cell>
          <table:table-cell office:value-type="string">
            <text:p>SARTRE</text:p>
          </table:table-cell>
          <table:table-cell office:value-type="string">
            <text:p>Julie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4/1933</text:p>
          </table:table-cell>
          <table:table-cell office:value-type="string">
            <text:p>Saint-Denis-en-Margeride (Loz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5</text:p>
          </table:table-cell>
          <table:table-cell office:value-type="string">
            <text:p/>
          </table:table-cell>
          <table:table-cell office:value-type="string">
            <text:p>32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67</text:span></text:p>
          </table:table-cell>
          <table:table-cell office:value-type="string">
            <text:p>BOTTANA</text:p>
          </table:table-cell>
          <table:table-cell office:value-type="string">
            <text:p>SANTUS</text:p>
          </table:table-cell>
          <table:table-cell office:value-type="string">
            <text:p>Rose 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1/1932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>85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73</text:span></text:p>
          </table:table-cell>
          <table:table-cell office:value-type="string">
            <text:p>ROCHETTE</text:p>
          </table:table-cell>
          <table:table-cell office:value-type="string">
            <text:p>ROCHETTE</text:p>
          </table:table-cell>
          <table:table-cell office:value-type="string">
            <text:p>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1/1927</text:p>
          </table:table-cell>
          <table:table-cell office:value-type="string">
            <text:p>Saint-Rémy-de-Maurienne (Savoi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5</text:p>
          </table:table-cell>
          <table:table-cell office:value-type="string">
            <text:p/>
          </table:table-cell>
          <table:table-cell office:value-type="string">
            <text:p>146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74</text:span></text:p>
          </table:table-cell>
          <table:table-cell office:value-type="string">
            <text:p>GODET</text:p>
          </table:table-cell>
          <table:table-cell office:value-type="string">
            <text:p>ROCHETTE</text:p>
          </table:table-cell>
          <table:table-cell office:value-type="string">
            <text:p>Marie-Pau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7/1937</text:p>
          </table:table-cell>
          <table:table-cell office:value-type="string">
            <text:p>Chambéry (Savoi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5</text:p>
          </table:table-cell>
          <table:table-cell office:value-type="string">
            <text:p/>
          </table:table-cell>
          <table:table-cell office:value-type="string">
            <text:p>146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85</text:span></text:p>
          </table:table-cell>
          <table:table-cell office:value-type="string">
            <text:p>PESENTI</text:p>
          </table:table-cell>
          <table:table-cell office:value-type="string">
            <text:p>ROBIN</text:p>
          </table:table-cell>
          <table:table-cell office:value-type="string">
            <text:p>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10/192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9</text:p>
          </table:table-cell>
          <table:table-cell office:value-type="string">
            <text:p/>
          </table:table-cell>
          <table:table-cell office:value-type="string">
            <text:p>197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86</text:span></text:p>
          </table:table-cell>
          <table:table-cell office:value-type="string">
            <text:p>GARADIER</text:p>
          </table:table-cell>
          <table:table-cell office:value-type="string">
            <text:p>JANNUCCI</text:p>
          </table:table-cell>
          <table:table-cell office:value-type="string">
            <text:p>Jea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11/1933</text:p>
          </table:table-cell>
          <table:table-cell office:value-type="string">
            <text:p>Tenay (Ain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0</text:p>
          </table:table-cell>
          <table:table-cell office:value-type="string">
            <text:p/>
          </table:table-cell>
          <table:table-cell office:value-type="string">
            <text:p>204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378</text:span>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L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3/192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3/11/2008</text:p>
          </table:table-cell>
          <table:table-cell office:value-type="string">
            <text:p>162</text:p>
          </table:table-cell>
          <table:table-cell office:value-type="string">
            <text:p/>
          </table:table-cell>
          <table:table-cell office:value-type="string">
            <text:p>226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313</text:span></text:p>
          </table:table-cell>
          <table:table-cell office:value-type="string">
            <text:p>MANA</text:p>
          </table:table-cell>
          <table:table-cell office:value-type="string">
            <text:p>MANA</text:p>
          </table:table-cell>
          <table:table-cell office:value-type="string">
            <text:p>Métaïch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5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26</text:p>
          </table:table-cell>
          <table:table-cell office:value-type="string">
            <text:p/>
          </table:table-cell>
          <table:table-cell office:value-type="string">
            <text:p>233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89</text:span></text:p>
          </table:table-cell>
          <table:table-cell office:value-type="string">
            <text:p>MONIN</text:p>
          </table:table-cell>
          <table:table-cell office:value-type="string">
            <text:p>MONIN</text:p>
          </table:table-cell>
          <table:table-cell office:value-type="string">
            <text:p>René Lou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9/1929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52</text:p>
          </table:table-cell>
          <table:table-cell office:value-type="string">
            <text:p/>
          </table:table-cell>
          <table:table-cell office:value-type="string">
            <text:p>245 Rue des Tilleul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90</text:span></text:p>
          </table:table-cell>
          <table:table-cell office:value-type="string">
            <text:p>ROBIN</text:p>
          </table:table-cell>
          <table:table-cell office:value-type="string">
            <text:p>MONIN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5/193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52</text:p>
          </table:table-cell>
          <table:table-cell office:value-type="string">
            <text:p/>
          </table:table-cell>
          <table:table-cell office:value-type="string">
            <text:p>245 Rue des Tilleul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78</text:span></text:p>
          </table:table-cell>
          <table:table-cell office:value-type="string">
            <text:p>FAURE</text:p>
          </table:table-cell>
          <table:table-cell office:value-type="string">
            <text:p>SOUQUET-GRUMEY</text:p>
          </table:table-cell>
          <table:table-cell office:value-type="string">
            <text:p>Renée Margueri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8/1921</text:p>
          </table:table-cell>
          <table:table-cell office:value-type="string">
            <text:p>Allevard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16</text:p>
          </table:table-cell>
          <table:table-cell office:value-type="string">
            <text:p/>
          </table:table-cell>
          <table:table-cell office:value-type="string">
            <text:p>400 Avenue de Juin 1940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440</text:span></text:p>
          </table:table-cell>
          <table:table-cell office:value-type="string">
            <text:p>DE SIMONE</text:p>
          </table:table-cell>
          <table:table-cell office:value-type="string">
            <text:p>VIRGONE</text:p>
          </table:table-cell>
          <table:table-cell office:value-type="string">
            <text:p>Libor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1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4/02/2012</text:p>
          </table:table-cell>
          <table:table-cell office:value-type="string">
            <text:p>4239</text:p>
          </table:table-cell>
          <table:table-cell office:value-type="string">
            <text:p/>
          </table:table-cell>
          <table:table-cell office:value-type="string">
            <text:p>861 Avenue de Juin 1940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94</text:span></text:p>
          </table:table-cell>
          <table:table-cell office:value-type="string">
            <text:p>CARIOU</text:p>
          </table:table-cell>
          <table:table-cell office:value-type="string">
            <text:p>CARIOU</text:p>
          </table:table-cell>
          <table:table-cell office:value-type="string">
            <text:p>Georges Yv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6/04/1924</text:p>
          </table:table-cell>
          <table:table-cell office:value-type="string">
            <text:p>Saint-Julien-l'Ars (Vien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39</text:p>
          </table:table-cell>
          <table:table-cell office:value-type="string">
            <text:p/>
          </table:table-cell>
          <table:table-cell office:value-type="string">
            <text:p>35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97</text:span></text:p>
          </table:table-cell>
          <table:table-cell office:value-type="string">
            <text:p>MOREL</text:p>
          </table:table-cell>
          <table:table-cell office:value-type="string">
            <text:p>DUPLAND</text:p>
          </table:table-cell>
          <table:table-cell office:value-type="string">
            <text:p>Jeanne Lé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6/1935</text:p>
          </table:table-cell>
          <table:table-cell office:value-type="string">
            <text:p>Écotay-l'Olme (Loi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40</text:p>
          </table:table-cell>
          <table:table-cell office:value-type="string">
            <text:p/>
          </table:table-cell>
          <table:table-cell office:value-type="string">
            <text:p>99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062</text:span></text:p>
          </table:table-cell>
          <table:table-cell office:value-type="string">
            <text:p>DUARTE</text:p>
          </table:table-cell>
          <table:table-cell office:value-type="string">
            <text:p>DUARTE</text:p>
          </table:table-cell>
          <table:table-cell office:value-type="string">
            <text:p>Henriqu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8/193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9/11/2004</text:p>
          </table:table-cell>
          <table:table-cell office:value-type="string">
            <text:p>2306</text:p>
          </table:table-cell>
          <table:table-cell office:value-type="string">
            <text:p/>
          </table:table-cell>
          <table:table-cell office:value-type="string">
            <text:p>116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588</text:span></text:p>
          </table:table-cell>
          <table:table-cell office:value-type="string">
            <text:p>ROBERT</text:p>
          </table:table-cell>
          <table:table-cell office:value-type="string">
            <text:p>ROBERT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8/1934</text:p>
          </table:table-cell>
          <table:table-cell office:value-type="string">
            <text:p>Rives (Hérault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2/1991</text:p>
          </table:table-cell>
          <table:table-cell office:value-type="string">
            <text:p>2119</text:p>
          </table:table-cell>
          <table:table-cell office:value-type="string">
            <text:p/>
          </table:table-cell>
          <table:table-cell office:value-type="string">
            <text:p>141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199</text:span></text:p>
          </table:table-cell>
          <table:table-cell office:value-type="string">
            <text:p>CHRISTODOULOU</text:p>
          </table:table-cell>
          <table:table-cell office:value-type="string">
            <text:p>CHRISTODOULOU</text:p>
          </table:table-cell>
          <table:table-cell office:value-type="string">
            <text:p>Mauric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07/1932</text:p>
          </table:table-cell>
          <table:table-cell office:value-type="string">
            <text:p>Villeurbanne (Rhône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8/1995</text:p>
          </table:table-cell>
          <table:table-cell office:value-type="string">
            <text:p>2688</text:p>
          </table:table-cell>
          <table:table-cell office:value-type="string">
            <text:p/>
          </table:table-cell>
          <table:table-cell office:value-type="string">
            <text:p>141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286</text:span></text:p>
          </table:table-cell>
          <table:table-cell office:value-type="string">
            <text:p>BLANCHET</text:p>
          </table:table-cell>
          <table:table-cell office:value-type="string">
            <text:p>BLANCHET</text:p>
          </table:table-cell>
          <table:table-cell office:value-type="string">
            <text:p>Jean-Claud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8/01/1941</text:p>
          </table:table-cell>
          <table:table-cell office:value-type="string">
            <text:p>Ussel (Cantal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5/01/2006</text:p>
          </table:table-cell>
          <table:table-cell office:value-type="string">
            <text:p>3244</text:p>
          </table:table-cell>
          <table:table-cell office:value-type="string">
            <text:p/>
          </table:table-cell>
          <table:table-cell office:value-type="string">
            <text:p>141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174</text:span></text:p>
          </table:table-cell>
          <table:table-cell office:value-type="string">
            <text:p>REVOL</text:p>
          </table:table-cell>
          <table:table-cell office:value-type="string">
            <text:p>REVOL</text:p>
          </table:table-cell>
          <table:table-cell office:value-type="string">
            <text:p>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9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7/09/2002</text:p>
          </table:table-cell>
          <table:table-cell office:value-type="string">
            <text:p>3542</text:p>
          </table:table-cell>
          <table:table-cell office:value-type="string">
            <text:p/>
          </table:table-cell>
          <table:table-cell office:value-type="string">
            <text:p>141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05</text:span></text:p>
          </table:table-cell>
          <table:table-cell office:value-type="string">
            <text:p>EYBERT</text:p>
          </table:table-cell>
          <table:table-cell office:value-type="string">
            <text:p>EYBERT</text:p>
          </table:table-cell>
          <table:table-cell office:value-type="string">
            <text:p>Jean-Lou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3/07/1941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46</text:p>
          </table:table-cell>
          <table:table-cell office:value-type="string">
            <text:p/>
          </table:table-cell>
          <table:table-cell office:value-type="string">
            <text:p>148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958</text:span></text:p>
          </table:table-cell>
          <table:table-cell office:value-type="string">
            <text:p>VIEUX-MELCHIOR</text:p>
          </table:table-cell>
          <table:table-cell office:value-type="string">
            <text:p>VIEUX-MELCHIOR</text:p>
          </table:table-cell>
          <table:table-cell office:value-type="string">
            <text:p>Christ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11/1935</text:p>
          </table:table-cell>
          <table:table-cell office:value-type="string">
            <text:p>Pont-de-Beauvoisin (Isère)</text:p>
          </table:table-cell>
          <table:table-cell office:value-type="string">
            <text:p>Vie marital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646</text:p>
          </table:table-cell>
          <table:table-cell office:value-type="string">
            <text:p/>
          </table:table-cell>
          <table:table-cell office:value-type="string">
            <text:p>160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185</text:span></text:p>
          </table:table-cell>
          <table:table-cell office:value-type="string">
            <text:p>SPIRAL</text:p>
          </table:table-cell>
          <table:table-cell office:value-type="string">
            <text:p>CLAUDE</text:p>
          </table:table-cell>
          <table:table-cell office:value-type="string">
            <text:p>Jeanne Virgin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08/193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4/1997</text:p>
          </table:table-cell>
          <table:table-cell office:value-type="string">
            <text:p>3085</text:p>
          </table:table-cell>
          <table:table-cell office:value-type="string">
            <text:p/>
          </table:table-cell>
          <table:table-cell office:value-type="string">
            <text:p>171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604</text:span></text:p>
          </table:table-cell>
          <table:table-cell office:value-type="string">
            <text:p>REYNAUD</text:p>
          </table:table-cell>
          <table:table-cell office:value-type="string">
            <text:p>REYNAUD</text:p>
          </table:table-cell>
          <table:table-cell office:value-type="string">
            <text:p>Marc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05/1924</text:p>
          </table:table-cell>
          <table:table-cell office:value-type="string">
            <text:p>Voglans (Savoi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8/04/1999</text:p>
          </table:table-cell>
          <table:table-cell office:value-type="string">
            <text:p>3719</text:p>
          </table:table-cell>
          <table:table-cell office:value-type="string">
            <text:p/>
          </table:table-cell>
          <table:table-cell office:value-type="string">
            <text:p>195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605</text:span></text:p>
          </table:table-cell>
          <table:table-cell office:value-type="string">
            <text:p>CHAMARIER</text:p>
          </table:table-cell>
          <table:table-cell office:value-type="string">
            <text:p>REYNAUD</text:p>
          </table:table-cell>
          <table:table-cell office:value-type="string">
            <text:p>Co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4/1930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8/04/1999</text:p>
          </table:table-cell>
          <table:table-cell office:value-type="string">
            <text:p>3719</text:p>
          </table:table-cell>
          <table:table-cell office:value-type="string">
            <text:p/>
          </table:table-cell>
          <table:table-cell office:value-type="string">
            <text:p>195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31</text:span></text:p>
          </table:table-cell>
          <table:table-cell office:value-type="string">
            <text:p>PEREZ</text:p>
          </table:table-cell>
          <table:table-cell office:value-type="string">
            <text:p>LEMOINE</text:p>
          </table:table-cell>
          <table:table-cell office:value-type="string">
            <text:p>Marie-Thérè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9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56</text:p>
          </table:table-cell>
          <table:table-cell office:value-type="string">
            <text:p/>
          </table:table-cell>
          <table:table-cell office:value-type="string">
            <text:p>335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35</text:span></text:p>
          </table:table-cell>
          <table:table-cell office:value-type="string">
            <text:p>SAMUEL</text:p>
          </table:table-cell>
          <table:table-cell office:value-type="string">
            <text:p>SAMUEL</text:p>
          </table:table-cell>
          <table:table-cell office:value-type="string">
            <text:p>Charli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11/1932</text:p>
          </table:table-cell>
          <table:table-cell office:value-type="string">
            <text:p>Fontaine (Aub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58</text:p>
          </table:table-cell>
          <table:table-cell office:value-type="string">
            <text:p/>
          </table:table-cell>
          <table:table-cell office:value-type="string">
            <text:p>372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752</text:span></text:p>
          </table:table-cell>
          <table:table-cell office:value-type="string">
            <text:p>COUTURE</text:p>
          </table:table-cell>
          <table:table-cell office:value-type="string">
            <text:p>COUTURE</text:p>
          </table:table-cell>
          <table:table-cell office:value-type="string">
            <text:p>Co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03/1931</text:p>
          </table:table-cell>
          <table:table-cell office:value-type="string">
            <text:p>Reims (Marne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2/03/2000</text:p>
          </table:table-cell>
          <table:table-cell office:value-type="string">
            <text:p>458</text:p>
          </table:table-cell>
          <table:table-cell office:value-type="string">
            <text:p/>
          </table:table-cell>
          <table:table-cell office:value-type="string">
            <text:p>372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904</text:span></text:p>
          </table:table-cell>
          <table:table-cell office:value-type="string">
            <text:p>LAROCHE</text:p>
          </table:table-cell>
          <table:table-cell office:value-type="string">
            <text:p>LAROCHE</text:p>
          </table:table-cell>
          <table:table-cell office:value-type="string">
            <text:p>Jean Pier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7/10/1940</text:p>
          </table:table-cell>
          <table:table-cell office:value-type="string">
            <text:p>Épinay-sur-Seine (Seine-Saint-Deni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2/1989</text:p>
          </table:table-cell>
          <table:table-cell office:value-type="string">
            <text:p>1905</text:p>
          </table:table-cell>
          <table:table-cell office:value-type="string">
            <text:p/>
          </table:table-cell>
          <table:table-cell office:value-type="string">
            <text:p>394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905</text:span></text:p>
          </table:table-cell>
          <table:table-cell office:value-type="string">
            <text:p>CHARVET</text:p>
          </table:table-cell>
          <table:table-cell office:value-type="string">
            <text:p>LAROCHE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5/1940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2/1989</text:p>
          </table:table-cell>
          <table:table-cell office:value-type="string">
            <text:p>1905</text:p>
          </table:table-cell>
          <table:table-cell office:value-type="string">
            <text:p/>
          </table:table-cell>
          <table:table-cell office:value-type="string">
            <text:p>394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887</text:span></text:p>
          </table:table-cell>
          <table:table-cell office:value-type="string">
            <text:p>CORDOMA</text:p>
          </table:table-cell>
          <table:table-cell office:value-type="string">
            <text:p>CORDOMA</text:p>
          </table:table-cell>
          <table:table-cell office:value-type="string">
            <text:p>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7/11/1938</text:p>
          </table:table-cell>
          <table:table-cell office:value-type="string">
            <text:p>Villerupt (Meurthe-et-Mosell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8/10/2009</text:p>
          </table:table-cell>
          <table:table-cell office:value-type="string">
            <text:p>2020</text:p>
          </table:table-cell>
          <table:table-cell office:value-type="string">
            <text:p/>
          </table:table-cell>
          <table:table-cell office:value-type="string">
            <text:p>394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346</text:span></text:p>
          </table:table-cell>
          <table:table-cell office:value-type="string">
            <text:p>CANIN</text:p>
          </table:table-cell>
          <table:table-cell office:value-type="string">
            <text:p>CANIN</text:p>
          </table:table-cell>
          <table:table-cell office:value-type="string">
            <text:p>Marc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1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9/10/2000</text:p>
          </table:table-cell>
          <table:table-cell office:value-type="string">
            <text:p>3030</text:p>
          </table:table-cell>
          <table:table-cell office:value-type="string">
            <text:p/>
          </table:table-cell>
          <table:table-cell office:value-type="string">
            <text:p>394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43</text:span></text:p>
          </table:table-cell>
          <table:table-cell office:value-type="string">
            <text:p>DI PASQUALE</text:p>
          </table:table-cell>
          <table:table-cell office:value-type="string">
            <text:p>DI PASQUALE</text:p>
          </table:table-cell>
          <table:table-cell office:value-type="string">
            <text:p>Maurice Charles Lou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0/09/1931</text:p>
          </table:table-cell>
          <table:table-cell office:value-type="string">
            <text:p>Fontaine (Aub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61</text:p>
          </table:table-cell>
          <table:table-cell office:value-type="string">
            <text:p/>
          </table:table-cell>
          <table:table-cell office:value-type="string">
            <text:p>490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44</text:span></text:p>
          </table:table-cell>
          <table:table-cell office:value-type="string">
            <text:p>FAYOLLE</text:p>
          </table:table-cell>
          <table:table-cell office:value-type="string">
            <text:p>DI PASQUALE</text:p>
          </table:table-cell>
          <table:table-cell office:value-type="string">
            <text:p>Genevièv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7/1935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61</text:p>
          </table:table-cell>
          <table:table-cell office:value-type="string">
            <text:p/>
          </table:table-cell>
          <table:table-cell office:value-type="string">
            <text:p>490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49</text:span></text:p>
          </table:table-cell>
          <table:table-cell office:value-type="string">
            <text:p>GENEVE</text:p>
          </table:table-cell>
          <table:table-cell office:value-type="string">
            <text:p>QUARENGHI</text:p>
          </table:table-cell>
          <table:table-cell office:value-type="string">
            <text:p>Marc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03/1929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64</text:p>
          </table:table-cell>
          <table:table-cell office:value-type="string">
            <text:p/>
          </table:table-cell>
          <table:table-cell office:value-type="string">
            <text:p>799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982</text:span></text:p>
          </table:table-cell>
          <table:table-cell office:value-type="string">
            <text:p>LANDRIN</text:p>
          </table:table-cell>
          <table:table-cell office:value-type="string">
            <text:p>LANDRIN</text:p>
          </table:table-cell>
          <table:table-cell office:value-type="string">
            <text:p>Jean-Claud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1/05/1941</text:p>
          </table:table-cell>
          <table:table-cell office:value-type="string">
            <text:p>Pélissanne (Bouches-du-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4/1995</text:p>
          </table:table-cell>
          <table:table-cell office:value-type="string">
            <text:p>1930</text:p>
          </table:table-cell>
          <table:table-cell office:value-type="string">
            <text:p/>
          </table:table-cell>
          <table:table-cell office:value-type="string">
            <text:p>922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4</text:span></text:p>
          </table:table-cell>
          <table:table-cell office:value-type="string">
            <text:p>GUILLAUD</text:p>
          </table:table-cell>
          <table:table-cell office:value-type="string">
            <text:p>BELLINA</text:p>
          </table:table-cell>
          <table:table-cell office:value-type="string">
            <text:p>Denise 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03/1936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520</text:span></text:p>
          </table:table-cell>
          <table:table-cell office:value-type="string">
            <text:p>BELLINA</text:p>
          </table:table-cell>
          <table:table-cell office:value-type="string">
            <text:p>BELLINA</text:p>
          </table:table-cell>
          <table:table-cell office:value-type="string">
            <text:p>Jacques Camill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2/1930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8/12/200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7</text:span></text:p>
          </table:table-cell>
          <table:table-cell office:value-type="string">
            <text:p>LABONNE</text:p>
          </table:table-cell>
          <table:table-cell office:value-type="string">
            <text:p>BINARMONT</text:p>
          </table:table-cell>
          <table:table-cell office:value-type="string">
            <text:p>Mar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1/10/1927</text:p>
          </table:table-cell>
          <table:table-cell office:value-type="string">
            <text:p>Saint-Étienne (Loi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332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8</text:span></text:p>
          </table:table-cell>
          <table:table-cell office:value-type="string">
            <text:p>BINARMONT</text:p>
          </table:table-cell>
          <table:table-cell office:value-type="string">
            <text:p>BINARMONT</text:p>
          </table:table-cell>
          <table:table-cell office:value-type="string">
            <text:p>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06/1930</text:p>
          </table:table-cell>
          <table:table-cell office:value-type="string">
            <text:p>Charleville-Mézières (Ardenn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332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75</text:span></text:p>
          </table:table-cell>
          <table:table-cell office:value-type="string">
            <text:p>MANSON</text:p>
          </table:table-cell>
          <table:table-cell office:value-type="string">
            <text:p>SOUBEYROUX</text:p>
          </table:table-cell>
          <table:table-cell office:value-type="string">
            <text:p>Franço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07/1941</text:p>
          </table:table-cell>
          <table:table-cell office:value-type="string">
            <text:p>Dugny (Seine-Saint-Denis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491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03</text:span></text:p>
          </table:table-cell>
          <table:table-cell office:value-type="string">
            <text:p>PACCARD</text:p>
          </table:table-cell>
          <table:table-cell office:value-type="string">
            <text:p>PONCET</text:p>
          </table:table-cell>
          <table:table-cell office:value-type="string">
            <text:p>Henri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1/192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504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330</text:span></text:p>
          </table:table-cell>
          <table:table-cell office:value-type="string">
            <text:p>MOZAT</text:p>
          </table:table-cell>
          <table:table-cell office:value-type="string">
            <text:p>MOZAT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10/1932</text:p>
          </table:table-cell>
          <table:table-cell office:value-type="string">
            <text:p>Strasbourg (Bas-Rhin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5/10/2001</text:p>
          </table:table-cell>
          <table:table-cell office:value-type="string">
            <text:p>2598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585</text:span></text:p>
          </table:table-cell>
          <table:table-cell office:value-type="string">
            <text:p>TORTEY</text:p>
          </table:table-cell>
          <table:table-cell office:value-type="string">
            <text:p>TORTEY</text:p>
          </table:table-cell>
          <table:table-cell office:value-type="string">
            <text:p>Margueri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7/1940</text:p>
          </table:table-cell>
          <table:table-cell office:value-type="string">
            <text:p>Paris (Paris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0/03/2009</text:p>
          </table:table-cell>
          <table:table-cell office:value-type="string">
            <text:p>3308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42</text:span></text:p>
          </table:table-cell>
          <table:table-cell office:value-type="string">
            <text:p>FARGIER</text:p>
          </table:table-cell>
          <table:table-cell office:value-type="string">
            <text:p>RIVIER</text:p>
          </table:table-cell>
          <table:table-cell office:value-type="string">
            <text:p>Raymond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5/1931</text:p>
          </table:table-cell>
          <table:table-cell office:value-type="string">
            <text:p>Chusclan (Gard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3485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63</text:span></text:p>
          </table:table-cell>
          <table:table-cell office:value-type="string">
            <text:p>LABARTINO</text:p>
          </table:table-cell>
          <table:table-cell office:value-type="string">
            <text:p>LABARTINO</text:p>
          </table:table-cell>
          <table:table-cell office:value-type="string">
            <text:p>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12/1925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489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64</text:span></text:p>
          </table:table-cell>
          <table:table-cell office:value-type="string">
            <text:p>DIDOT</text:p>
          </table:table-cell>
          <table:table-cell office:value-type="string">
            <text:p>LABARTINO</text:p>
          </table:table-cell>
          <table:table-cell office:value-type="string">
            <text:p>Madeleine Josephe Hélè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6/193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489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2</text:span></text:p>
          </table:table-cell>
          <table:table-cell office:value-type="string">
            <text:p>ARBET</text:p>
          </table:table-cell>
          <table:table-cell office:value-type="string">
            <text:p>ARBET</text:p>
          </table:table-cell>
          <table:table-cell office:value-type="string">
            <text:p>Jean 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1/12/1925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574</text:p>
          </table:table-cell>
          <table:table-cell office:value-type="string">
            <text:p/>
          </table:table-cell>
          <table:table-cell office:value-type="string">
            <text:p>9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622</text:span></text:p>
          </table:table-cell>
          <table:table-cell office:value-type="string">
            <text:p>BRIZOT</text:p>
          </table:table-cell>
          <table:table-cell office:value-type="string">
            <text:p>BRIZOT</text:p>
          </table:table-cell>
          <table:table-cell office:value-type="string">
            <text:p>Raymo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7/1937</text:p>
          </table:table-cell>
          <table:table-cell office:value-type="string">
            <text:p>Voreppe (Isère)</text:p>
          </table:table-cell>
          <table:table-cell office:value-type="string">
            <text:p>Sépar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9/04/2004</text:p>
          </table:table-cell>
          <table:table-cell office:value-type="string">
            <text:p>3072</text:p>
          </table:table-cell>
          <table:table-cell office:value-type="string">
            <text:p/>
          </table:table-cell>
          <table:table-cell office:value-type="string">
            <text:p>9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876</text:span></text:p>
          </table:table-cell>
          <table:table-cell office:value-type="string">
            <text:p>BOITARD</text:p>
          </table:table-cell>
          <table:table-cell office:value-type="string">
            <text:p>BOITARD</text:p>
          </table:table-cell>
          <table:table-cell office:value-type="string">
            <text:p>Co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6/193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3/05/2001</text:p>
          </table:table-cell>
          <table:table-cell office:value-type="string">
            <text:p>3371</text:p>
          </table:table-cell>
          <table:table-cell office:value-type="string">
            <text:p/>
          </table:table-cell>
          <table:table-cell office:value-type="string">
            <text:p>9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946</text:span></text:p>
          </table:table-cell>
          <table:table-cell office:value-type="string">
            <text:p>IDELON</text:p>
          </table:table-cell>
          <table:table-cell office:value-type="string">
            <text:p>VINCENT</text:p>
          </table:table-cell>
          <table:table-cell office:value-type="string">
            <text:p>Suz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3/192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488</text:p>
          </table:table-cell>
          <table:table-cell office:value-type="string">
            <text:p/>
          </table:table-cell>
          <table:table-cell office:value-type="string">
            <text:p>9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235</text:span></text:p>
          </table:table-cell>
          <table:table-cell office:value-type="string">
            <text:p>PREVITALI</text:p>
          </table:table-cell>
          <table:table-cell office:value-type="string">
            <text:p>BASSO DE MARCO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7/1917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2/01/2006</text:p>
          </table:table-cell>
          <table:table-cell office:value-type="string">
            <text:p>3992</text:p>
          </table:table-cell>
          <table:table-cell office:value-type="string">
            <text:p/>
          </table:table-cell>
          <table:table-cell office:value-type="string">
            <text:p>9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378</text:span></text:p>
          </table:table-cell>
          <table:table-cell office:value-type="string">
            <text:p>MOUILLAC</text:p>
          </table:table-cell>
          <table:table-cell office:value-type="string">
            <text:p>CLAVEL</text:p>
          </table:table-cell>
          <table:table-cell office:value-type="string">
            <text:p>Emel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11/1926</text:p>
          </table:table-cell>
          <table:table-cell office:value-type="string">
            <text:p>Chauffailles (Saône-et-Loi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2/12/2011</text:p>
          </table:table-cell>
          <table:table-cell office:value-type="string">
            <text:p>4009</text:p>
          </table:table-cell>
          <table:table-cell office:value-type="string">
            <text:p/>
          </table:table-cell>
          <table:table-cell office:value-type="string">
            <text:p>9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94</text:span></text:p>
          </table:table-cell>
          <table:table-cell office:value-type="string">
            <text:p>BEYLIER</text:p>
          </table:table-cell>
          <table:table-cell office:value-type="string">
            <text:p>CIRIO</text:p>
          </table:table-cell>
          <table:table-cell office:value-type="string">
            <text:p>Gisè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1/1924</text:p>
          </table:table-cell>
          <table:table-cell office:value-type="string">
            <text:p>Saint-Quentin-sur-Isèr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5</text:p>
          </table:table-cell>
          <table:table-cell office:value-type="string">
            <text:p/>
          </table:table-cell>
          <table:table-cell office:value-type="string">
            <text:p>1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07</text:span></text:p>
          </table:table-cell>
          <table:table-cell office:value-type="string">
            <text:p>CHALOIN</text:p>
          </table:table-cell>
          <table:table-cell office:value-type="string">
            <text:p>CHALOIN</text:p>
          </table:table-cell>
          <table:table-cell office:value-type="string">
            <text:p>Gérard Camill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3/01/1941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249</text:p>
          </table:table-cell>
          <table:table-cell office:value-type="string">
            <text:p/>
          </table:table-cell>
          <table:table-cell office:value-type="string">
            <text:p>1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08</text:span></text:p>
          </table:table-cell>
          <table:table-cell office:value-type="string">
            <text:p>BUGNON</text:p>
          </table:table-cell>
          <table:table-cell office:value-type="string">
            <text:p>CHALOIN</text:p>
          </table:table-cell>
          <table:table-cell office:value-type="string">
            <text:p>Franço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1/07/1941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249</text:p>
          </table:table-cell>
          <table:table-cell office:value-type="string">
            <text:p/>
          </table:table-cell>
          <table:table-cell office:value-type="string">
            <text:p>1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358</text:span></text:p>
          </table:table-cell>
          <table:table-cell office:value-type="string">
            <text:p>OGIER</text:p>
          </table:table-cell>
          <table:table-cell office:value-type="string">
            <text:p>DUPRAT</text:p>
          </table:table-cell>
          <table:table-cell office:value-type="string">
            <text:p>G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9/1933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22/12/2011</text:p>
          </table:table-cell>
          <table:table-cell office:value-type="string">
            <text:p>2795</text:p>
          </table:table-cell>
          <table:table-cell office:value-type="string">
            <text:p/>
          </table:table-cell>
          <table:table-cell office:value-type="string">
            <text:p>1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359</text:span></text:p>
          </table:table-cell>
          <table:table-cell office:value-type="string">
            <text:p>DUPRAT</text:p>
          </table:table-cell>
          <table:table-cell office:value-type="string">
            <text:p>DUPRAT</text:p>
          </table:table-cell>
          <table:table-cell office:value-type="string">
            <text:p>Yv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6/1936</text:p>
          </table:table-cell>
          <table:table-cell office:value-type="string">
            <text:p>Eauze (Ger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2/12/2011</text:p>
          </table:table-cell>
          <table:table-cell office:value-type="string">
            <text:p>2795</text:p>
          </table:table-cell>
          <table:table-cell office:value-type="string">
            <text:p/>
          </table:table-cell>
          <table:table-cell office:value-type="string">
            <text:p>1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10</text:span></text:p>
          </table:table-cell>
          <table:table-cell office:value-type="string">
            <text:p>OUGIER</text:p>
          </table:table-cell>
          <table:table-cell office:value-type="string">
            <text:p>OUGIER</text:p>
          </table:table-cell>
          <table:table-cell office:value-type="string">
            <text:p>Maurice 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12/1928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767</text:p>
          </table:table-cell>
          <table:table-cell office:value-type="string">
            <text:p/>
          </table:table-cell>
          <table:table-cell office:value-type="string">
            <text:p>1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11</text:span></text:p>
          </table:table-cell>
          <table:table-cell office:value-type="string">
            <text:p>DONZEL</text:p>
          </table:table-cell>
          <table:table-cell office:value-type="string">
            <text:p>OUGIER</text:p>
          </table:table-cell>
          <table:table-cell office:value-type="string">
            <text:p>Germa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11/1929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767</text:p>
          </table:table-cell>
          <table:table-cell office:value-type="string">
            <text:p/>
          </table:table-cell>
          <table:table-cell office:value-type="string">
            <text:p>1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7</text:span></text:p>
          </table:table-cell>
          <table:table-cell office:value-type="string">
            <text:p>ANDINA</text:p>
          </table:table-cell>
          <table:table-cell office:value-type="string">
            <text:p>ANDINA</text:p>
          </table:table-cell>
          <table:table-cell office:value-type="string">
            <text:p>Jean Jérôm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04/1931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224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8</text:span></text:p>
          </table:table-cell>
          <table:table-cell office:value-type="string">
            <text:p>BARTHELEMY</text:p>
          </table:table-cell>
          <table:table-cell office:value-type="string">
            <text:p>ANDINA</text:p>
          </table:table-cell>
          <table:table-cell office:value-type="string">
            <text:p>Mugu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5/1938</text:p>
          </table:table-cell>
          <table:table-cell office:value-type="string">
            <text:p>Belley (Ain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224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147</text:span></text:p>
          </table:table-cell>
          <table:table-cell office:value-type="string">
            <text:p>ANDINA</text:p>
          </table:table-cell>
          <table:table-cell office:value-type="string">
            <text:p>ANDINA</text:p>
          </table:table-cell>
          <table:table-cell office:value-type="string">
            <text:p>Jérôm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04/1931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6/01/2007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224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016</text:span></text:p>
          </table:table-cell>
          <table:table-cell office:value-type="string">
            <text:p>MARCHAND</text:p>
          </table:table-cell>
          <table:table-cell office:value-type="string">
            <text:p>MARCHAND</text:p>
          </table:table-cell>
          <table:table-cell office:value-type="string">
            <text:p>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10/193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2/04/2008</text:p>
          </table:table-cell>
          <table:table-cell office:value-type="string">
            <text:p>2468</text:p>
          </table:table-cell>
          <table:table-cell office:value-type="string">
            <text:p/>
          </table:table-cell>
          <table:table-cell office:value-type="string">
            <text:p>24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489</text:span></text:p>
          </table:table-cell>
          <table:table-cell office:value-type="string">
            <text:p>BLANCHARD</text:p>
          </table:table-cell>
          <table:table-cell office:value-type="string">
            <text:p>BLANCHARD</text:p>
          </table:table-cell>
          <table:table-cell office:value-type="string">
            <text:p>Henri 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7/08/1929</text:p>
          </table:table-cell>
          <table:table-cell office:value-type="string">
            <text:p>Saint-Égrèv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845</text:p>
          </table:table-cell>
          <table:table-cell office:value-type="string">
            <text:p/>
          </table:table-cell>
          <table:table-cell office:value-type="string">
            <text:p>24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490</text:span></text:p>
          </table:table-cell>
          <table:table-cell office:value-type="string">
            <text:p>ANDINA</text:p>
          </table:table-cell>
          <table:table-cell office:value-type="string">
            <text:p>BLANCHARD</text:p>
          </table:table-cell>
          <table:table-cell office:value-type="string">
            <text:p>Denise 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5/1933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845</text:p>
          </table:table-cell>
          <table:table-cell office:value-type="string">
            <text:p/>
          </table:table-cell>
          <table:table-cell office:value-type="string">
            <text:p>24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250</text:span></text:p>
          </table:table-cell>
          <table:table-cell office:value-type="string">
            <text:p>DA CONCEICAO PINA</text:p>
          </table:table-cell>
          <table:table-cell office:value-type="string">
            <text:p>POLICARPO</text:p>
          </table:table-cell>
          <table:table-cell office:value-type="string">
            <text:p>Isaur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10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2/01/2006</text:p>
          </table:table-cell>
          <table:table-cell office:value-type="string">
            <text:p>3987</text:p>
          </table:table-cell>
          <table:table-cell office:value-type="string">
            <text:p/>
          </table:table-cell>
          <table:table-cell office:value-type="string">
            <text:p>283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251</text:span></text:p>
          </table:table-cell>
          <table:table-cell office:value-type="string">
            <text:p>POLICARPO</text:p>
          </table:table-cell>
          <table:table-cell office:value-type="string">
            <text:p>POLICARPO</text:p>
          </table:table-cell>
          <table:table-cell office:value-type="string">
            <text:p>Antoni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3/192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2/01/2006</text:p>
          </table:table-cell>
          <table:table-cell office:value-type="string">
            <text:p>3987</text:p>
          </table:table-cell>
          <table:table-cell office:value-type="string">
            <text:p/>
          </table:table-cell>
          <table:table-cell office:value-type="string">
            <text:p>283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45</text:span></text:p>
          </table:table-cell>
          <table:table-cell office:value-type="string">
            <text:p>CHALOIN</text:p>
          </table:table-cell>
          <table:table-cell office:value-type="string">
            <text:p>CHALOIN</text:p>
          </table:table-cell>
          <table:table-cell office:value-type="string">
            <text:p>André Joachim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3/01/1941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497</text:p>
          </table:table-cell>
          <table:table-cell office:value-type="string">
            <text:p/>
          </table:table-cell>
          <table:table-cell office:value-type="string">
            <text:p>322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0</text:span></text:p>
          </table:table-cell>
          <table:table-cell office:value-type="string">
            <text:p>DELHOMME</text:p>
          </table:table-cell>
          <table:table-cell office:value-type="string">
            <text:p>BILLION-LAROUTE</text:p>
          </table:table-cell>
          <table:table-cell office:value-type="string">
            <text:p>Madele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8/1934</text:p>
          </table:table-cell>
          <table:table-cell office:value-type="string">
            <text:p>Lyon (Rhô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391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2</text:span></text:p>
          </table:table-cell>
          <table:table-cell office:value-type="string">
            <text:p>RABIN</text:p>
          </table:table-cell>
          <table:table-cell office:value-type="string">
            <text:p>RABIN</text:p>
          </table:table-cell>
          <table:table-cell office:value-type="string">
            <text:p>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11/1938</text:p>
          </table:table-cell>
          <table:table-cell office:value-type="string">
            <text:p>Blois (Loir-et-Cher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44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3</text:span></text:p>
          </table:table-cell>
          <table:table-cell office:value-type="string">
            <text:p>MALLEVAL</text:p>
          </table:table-cell>
          <table:table-cell office:value-type="string">
            <text:p>RABIN</text:p>
          </table:table-cell>
          <table:table-cell office:value-type="string">
            <text:p>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3/1941</text:p>
          </table:table-cell>
          <table:table-cell office:value-type="string">
            <text:p>Vernoux-en-Vivarais (Ardèch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44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785</text:span></text:p>
          </table:table-cell>
          <table:table-cell office:value-type="string">
            <text:p>TEIXEIRA</text:p>
          </table:table-cell>
          <table:table-cell office:value-type="string">
            <text:p>BORGES</text:p>
          </table:table-cell>
          <table:table-cell office:value-type="string">
            <text:p>Ros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9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18</text:p>
          </table:table-cell>
          <table:table-cell office:value-type="string">
            <text:p/>
          </table:table-cell>
          <table:table-cell office:value-type="string">
            <text:p>463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789</text:span></text:p>
          </table:table-cell>
          <table:table-cell office:value-type="string">
            <text:p>DA SILVA</text:p>
          </table:table-cell>
          <table:table-cell office:value-type="string">
            <text:p>DUARTE</text:p>
          </table:table-cell>
          <table:table-cell office:value-type="string">
            <text:p>Lucind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10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19</text:p>
          </table:table-cell>
          <table:table-cell office:value-type="string">
            <text:p/>
          </table:table-cell>
          <table:table-cell office:value-type="string">
            <text:p>463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287</text:span></text:p>
          </table:table-cell>
          <table:table-cell office:value-type="string">
            <text:p>LEMOINE</text:p>
          </table:table-cell>
          <table:table-cell office:value-type="string">
            <text:p>LEMOINE</text:p>
          </table:table-cell>
          <table:table-cell office:value-type="string">
            <text:p>Georg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10/1940</text:p>
          </table:table-cell>
          <table:table-cell office:value-type="string">
            <text:p>Marseille (Bouches-du-Rhô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8/1993</text:p>
          </table:table-cell>
          <table:table-cell office:value-type="string">
            <text:p>2364</text:p>
          </table:table-cell>
          <table:table-cell office:value-type="string">
            <text:p/>
          </table:table-cell>
          <table:table-cell office:value-type="string">
            <text:p>463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664</text:span></text:p>
          </table:table-cell>
          <table:table-cell office:value-type="string">
            <text:p>ROUILLON</text:p>
          </table:table-cell>
          <table:table-cell office:value-type="string">
            <text:p>ROUILLON</text:p>
          </table:table-cell>
          <table:table-cell office:value-type="string">
            <text:p>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01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8/06/2006</text:p>
          </table:table-cell>
          <table:table-cell office:value-type="string">
            <text:p>1834</text:p>
          </table:table-cell>
          <table:table-cell office:value-type="string">
            <text:p/>
          </table:table-cell>
          <table:table-cell office:value-type="string">
            <text:p>48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665</text:span></text:p>
          </table:table-cell>
          <table:table-cell office:value-type="string">
            <text:p>LUCAS</text:p>
          </table:table-cell>
          <table:table-cell office:value-type="string">
            <text:p>ROUILLON</text:p>
          </table:table-cell>
          <table:table-cell office:value-type="string">
            <text:p>Genevièv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8/1934</text:p>
          </table:table-cell>
          <table:table-cell office:value-type="string">
            <text:p>Beaurepair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28/06/2006</text:p>
          </table:table-cell>
          <table:table-cell office:value-type="string">
            <text:p>1834</text:p>
          </table:table-cell>
          <table:table-cell office:value-type="string">
            <text:p/>
          </table:table-cell>
          <table:table-cell office:value-type="string">
            <text:p>48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/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2-10-08T17:54:40</dc:date>
    <dc:creator>paccalfl </dc:creator>
    <meta:editing-duration>PT12H30M4S</meta:editing-duration>
    <meta:editing-cycles>71</meta:editing-cycles>
    <meta:document-statistic meta:table-count="1" meta:cell-count="31" meta:object-count="0"/>
  </office:meta>
</office:document-meta>
</file>